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8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Em busca de uma educação de qualidad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ovens modernos imodesto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ldade na Alm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ome juízo, não partido!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eração da auto estima inflamd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quilibre sua autoestim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Terceirização: de fato, um retrocess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Mariana: um desastre, muitos culpados.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ilantropia, aliada da populaçã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mal de sempre culpar o outr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andido bom é bandido pres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método eficaz de melhorar a educaçã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rrupção - cenário atua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(Sem título 082)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cesso natural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(Sem título 102)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iberdade! Liberdade! Abre as asas sobre nó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ultura da filantropia e reais beneficiado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Injustiça ou apenas compreensão?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O grande mal da escravidã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las fazem a diferenç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aís captalista , nação corrupt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o ouro ao cao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importância da intervenção dos pais na vida virtual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scravidão: vergonha a ser extint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m título 100)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risco por trás das telas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atingívei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ções virtuais, consequências reai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quele velho crime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Responsáveis pelo próprio sucess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olerância programad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ós-verdade, opinião pública e democraci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O falso conceito de bandid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térias fundamentai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escravidão não foi abolid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odernizar para evolui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Mudar desde a bas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 relação da terceirização com a precarização do trabalh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pod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Terceirização e Precarizaçã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 luta contra o Aedes aegypti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m título 098)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conflito entre a liberdade de expressão e o direito à privacidade.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scolhas e suas consequência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iência vs. Politic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peso da pós-verdade na sociedade pós-modern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Corpolatri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freio na liberdade, para uma maior liberdade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m título 085)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rpo perfeito: sonho ou psicose ?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esperança azul e branca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Escravidão no mundo, basta!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m título 079)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Estética e seu verdadeiro significad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homem é o cabeça da cas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scola, um lugar onde deve abrir mentes!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bre a cultura do estupr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governo melhor que o govern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mpeachment nela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Violência Travestid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egligência a cerca de fato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Viver e a arte de conviver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Práticas Inaceitávei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scola Sem Senso Crític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eder a pressão?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riana: será que foi negligência?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Querer, poder, conseguir: faça!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et: um abismo virtual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ix de Negligência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trocesso anunciad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verdade por trás dos fato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m título 097)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egligência ou descaso?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ceitação ou não, eis a questã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cura do câncer existe?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resposta está na bas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m busca do sucess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educação militar e o respeito à individualidad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mpeachment não é soluçã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ilantropia ajudando o Estad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cnorobótica a disposição de serviços...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ilitância partidári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partir dos 16 anos todos os jovens tem o direito de votar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Educação nunca é demai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ei da mordaç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rceirização: avanço ou retrocesso?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ducação de qualidade e abrangent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rtes e educação física: opcionais ou obrigatórias?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pós-verdade: única e absoluta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 validade do impeachmen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ão seja mais um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diferença entre a boa ação e a autopromoçã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Homofobia nas escolas: um assunto a ser discutid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imites entre Direito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Mundo Digital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Geração Mimimi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m fenômeno comum entre países ricos e pobre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ponsabilidade com os estudo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bate: A homofobia dentro da escol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s qual roupa você estava usando?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mportância da filantropia para as classes sociai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ura batalh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mpromisso com a educaçã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Narcisismo Sorumbátic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evolução da tecnologi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s correntes que se arrastam pelos séculos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Filantropia: um ato de caridade aos necessitado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reitos em conflito: liberdade de expressão e intimidad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verdade por trás das cirurgias plástica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ilosofia de Sócrates e sua relação com o mundo atual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(Sem título 084)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egligência trágica em Marian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 criação da superioridad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rceirização: um passo para o fracass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zelo sem exager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s culpadas são a arte e a educação físic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andido bom é bandido recuperad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Interesses por trás de um impeachment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rrompendo e sendo corrompido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 somos todos corruptos?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Liberação da Fosfoetanolamin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colher á Filantropi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ó sei que nada sei. Então quero conhecer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sciplina, ordem e autoridade favorecem a educação?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ladrão que não perde ocasião nem razão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stiça com as próprias mão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Verdade subjetiv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Perigos do universo digital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m prol da saúde e da criatividad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stiça, uma cura moral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Igualdade para todo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Dilma vs. Impeachm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ovos mercado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ducação: notório saber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O “padronizado” sacrifíci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Honestidade por trás de reivindicaçõe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flexos do Patriarcad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ogo de empurra empurr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lícia e bandido: violência no século XXI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is clareza, por favor!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 terciarização é uma forma de organizaçã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mocracia falh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ducação no Brasil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Violência gera consequênci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falácia do mito pós-verdade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culpa é do govern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ilantropia é apenas doar dinheiro?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 justiça e o povo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 evolução da concorrênci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Política sem comprovação científica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 perpetuação da injustiça e os deveres dos cidadão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acrifício do bem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ovar é sempre prejudicial?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ditadura da belez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Não podemos perder a nossa lut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egligência - Qualidade Human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Somos todos corruptos?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ignificado de democracia: é governo do pov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quilíbrio é necessário, até na educaçã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ara os jovens?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forma ou uma nova construção?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geração que construiu seu partido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volução dos robôs?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u, juiz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que é a verdade? Depende do meu ponto de vist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Cultura do estupro?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stupro: de quem é a culpa?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stupro: uma mancha na alma feminin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poder da escolh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eitinho Brasileir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riana meu amor, Mariana por favor...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luno e escola de mãos dada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corrupção na sociedade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persistência da escravidão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calculável perd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 corrupção de cada um de nó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vido à globalizaçã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rrupção, o grande obstáculo brasileiro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O sucesso como consequência do presente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mor ou doença?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Determinação: A chave de tud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ducação tecnológica pode evitar perigos futuros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Terceirização do trabalh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tentado a constituiçã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ilantropia: um gesto de amo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A escravidão modern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et: solução ou problema?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Combate a Intolerânci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ão ao retrocesso, viva a democraci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Brasil perdendo de 7 x1 pra um mosquito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alta de consciênci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reita, esquerda... Mas e a educação?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andido: problema cultural brasileir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stituição Bilatera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Filantropia sobre olhos vivos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Estup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Praticar ou sofrer injustiça?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scriminação, preconceito e direit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epidemia do estupr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lítica X Ciência: Perigo ou Salvação?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beleza vale tudo isso?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Extinção de empregos, apocalipse em menos de duas década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Violência não é justiça!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 moral e a ética de uma sociedade respondendo...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stupro: monstruosidade devastador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opção pela melhoria educacional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ão existe o melhor...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Impeachment: razões para ser favorável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ura para o câncer?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scola militar!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Diminuindo a criminalidade de forma eficaz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lteração dos quadros de emprego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s chacinas em São Paul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m título 091)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mprometimento Escolar e Individual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mestre mandou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cnologia versus humanidade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undo Virtual: Eis um Alerta!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deologia Sobranceir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volução robótica amedrontando a sociedade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”Osso duro de roer”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otivos da ineficiência no combate contra o Aedes aegypti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existência do super eg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sucesso está dentro ou fora?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xtremos prejudiciais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reitos em conflito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Corrupção: raízes do Brasil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pinião ou imposição?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ducação libertári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Tela Ini(miga)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eração amor própri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iência em primeiro lugar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Ensine-as a se defende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m título 090)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rabalho escravo contemporâne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A velha censura ataca novament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overno sem virtud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face obscura da interne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stiça: prática e sofrência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Bullying virtual: uma ameaça real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aúde vem primeir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ilantropia: cultura de ajuda ao próxim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Trabalho escravo: um crime que ainda exist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a infância que se aprend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Corrupção é sempre corrupçã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Os limites da informação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sde o tempo de Sócrat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Zelando pelo bem-estar e segurança do trabalhado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Muros e mentes não são intransponíveis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mício objetivando a convivência pacífica a todo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dições favoráveis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Um Brasil democrático ainda com marcas da ditadur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desumanidade na escravidão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spelho, espelho meu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professor doutrina?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uta contra o Aedes aegypti.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Viveremos de ilusões ou de verdades?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Liberdade com responsabilidade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r injustiçado, a melhor forma de se sobressair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 preferível praticar ou sofrer uma injustiça?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sciplina para vida tod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atalidade Em Mariana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(Sem título 086)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erações em conflito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Justiça e o Estado Democrático de Direit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ão existem esquerda e direita na política modern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ão à homofobia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goísmo gera corrupção!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(Sem título 101)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grande medo das mulheres no século XXI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mocracia: o poder está no povo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m mudanças: avanç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melhor caminho para educaçã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Relação beleza e saúd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flito entre liberdade de expressão e intimidade: bom senso é necessári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scravizar, ação desuman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É realmente uma escolha?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intolerância da sociedade diante dos atuais problema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Obrigação Social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criação de uma nova cultura longe do estupr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suposto milagre</text:p>
          </table:table-cell>
          <table:table-cell table:number-columns-repeated="2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Mariana. A fatalidade oriunda da negligênci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rabalho terceirizad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ma nova revolução, um novo avanço!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Como aplicar uma boa educação?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vanço tecnológico ou crise mundia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Prevenção: o melhor caminho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eração dos Narciso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Companheiros (as) da comunidade escolar,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amília: célula-mã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Quem atira a primeira pedra?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Verdade absoluta já!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ibertando naçõ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Entre a liberdade e a escravidão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Brasil pode desenvolver seus próprios medicamentos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m busca do corpo ideal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rceirizar linimentará os problemas.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aúde e bem estar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 cultura do estupro e a objetificação da mulh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tra-hegemoni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iberdade de expressão e intimidade/limites pessoais.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 desemprego estrutural nos dias de hoje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teção é a resposta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rrupção, um problema cultural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</text:p>
          </table:table-cell>
        </table:table-row>
        <table:table-row table:style-name="ro1" table:number-rows-repeated="10482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ítica sem comprovação científica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]&amp;&quot;; &quot;&amp;[.B1]&amp;&quot;; &quot;&amp;[.C1]&amp;&quot;; &quot;&amp;[.D1])" office:value-type="string" office:string-value="1; Política sem comprovação científica; 0.50; 1.00" calcext:value-type="string">
            <text:p>1; Política sem comprovação científica; 0.50; 1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Sem título 082)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2]&amp;&quot;; &quot;&amp;[.B2]&amp;&quot;; &quot;&amp;[.C2]&amp;&quot;; &quot;&amp;[.D2])" office:value-type="string" office:string-value="2; (Sem título 082); 1.00; 1.50" calcext:value-type="string">
            <text:p>2; (Sem título 082); 1.00; 1.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atingívei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3]&amp;&quot;; &quot;&amp;[.B3]&amp;&quot;; &quot;&amp;[.C3]&amp;&quot;; &quot;&amp;[.D3])" office:value-type="string" office:string-value="3; Inatingíveis; 1.00; 0.50" calcext:value-type="string">
            <text:p>3; Inatingíveis; 1.00; 0.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uno e escola de mãos dada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4]&amp;&quot;; &quot;&amp;[.B4]&amp;&quot;; &quot;&amp;[.C4]&amp;&quot;; &quot;&amp;[.D4])" office:value-type="string" office:string-value="4; Aluno e escola de mãos dadas; 1.00; 1.50" calcext:value-type="string">
            <text:p>4; Aluno e escola de mãos dadas; 1.00; 1.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úde vem primeir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5]&amp;&quot;; &quot;&amp;[.B5]&amp;&quot;; &quot;&amp;[.C5]&amp;&quot;; &quot;&amp;[.D5])" office:value-type="string" office:string-value="5; Saúde vem primeiro; 1.00; 1.00" calcext:value-type="string">
            <text:p>5; Saúde vem primeiro; 1.00; 1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olência não é justiça!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6]&amp;&quot;; &quot;&amp;[.B6]&amp;&quot;; &quot;&amp;[.C6]&amp;&quot;; &quot;&amp;[.D6])" office:value-type="string" office:string-value="6; Violência não é justiça!; 0.50; 1.00" calcext:value-type="string">
            <text:p>6; Violência não é justiça!; 0.50; 1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criação da superioridad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7]&amp;&quot;; &quot;&amp;[.B7]&amp;&quot;; &quot;&amp;[.C7]&amp;&quot;; &quot;&amp;[.D7])" office:value-type="string" office:string-value="7; A criação da superioridade; 1.00; 0.50" calcext:value-type="string">
            <text:p>7; A criação da superioridade; 1.00; 0.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rceirização: um passo para o fracasso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8]&amp;&quot;; &quot;&amp;[.B8]&amp;&quot;; &quot;&amp;[.C8]&amp;&quot;; &quot;&amp;[.D8])" office:value-type="string" office:string-value="8; Terceirização: um passo para o fracasso; 0.50; 0.50" calcext:value-type="string">
            <text:p>8; Terceirização: um passo para o fracasso; 0.50; 0.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Sem título 098)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9]&amp;&quot;; &quot;&amp;[.B9]&amp;&quot;; &quot;&amp;[.C9]&amp;&quot;; &quot;&amp;[.D9])" office:value-type="string" office:string-value="9; (Sem título 098); 0.50; 0.50" calcext:value-type="string">
            <text:p>9; (Sem título 098); 0.50; 0.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busca pela boa forma tem seu preço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10]&amp;&quot;; &quot;&amp;[.B10]&amp;&quot;; &quot;&amp;[.C10]&amp;&quot;; &quot;&amp;[.D10])" office:value-type="string" office:string-value="10; A busca pela boa forma tem seu preço; 0.50; 0.50" calcext:value-type="string">
            <text:p>10; A busca pela boa forma tem seu preço; 0.50; 0.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m samba enredo que está por vir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11]&amp;&quot;; &quot;&amp;[.B11]&amp;&quot;; &quot;&amp;[.C11]&amp;&quot;; &quot;&amp;[.D11])" office:value-type="string" office:string-value="11; Um samba enredo que está por vir; 1.50; 0.50" calcext:value-type="string">
            <text:p>11; Um samba enredo que está por vir; 1.50; 0.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rrupção - cenário atual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2]&amp;&quot;; &quot;&amp;[.B12]&amp;&quot;; &quot;&amp;[.C12]&amp;&quot;; &quot;&amp;[.D12])" office:value-type="string" office:string-value="12; Corrupção - cenário atual; 1.00; 1.00" calcext:value-type="string">
            <text:p>12; Corrupção - cenário atual; 1.00; 1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 conflito entre a liberdade de expressão e o direito à privacidade.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3]&amp;&quot;; &quot;&amp;[.B13]&amp;&quot;; &quot;&amp;[.C13]&amp;&quot;; &quot;&amp;[.D13])" office:value-type="string" office:string-value="13; O conflito entre a liberdade de expressão e o direito à privacidade.; 0.50; 1.00" calcext:value-type="string">
            <text:p>13; O conflito entre a liberdade de expressão e o direito à privacidade.; 0.50; 1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ão é apenas dengue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4]&amp;&quot;; &quot;&amp;[.B14]&amp;&quot;; &quot;&amp;[.C14]&amp;&quot;; &quot;&amp;[.D14])" office:value-type="string" office:string-value="14; Não é apenas dengue; 0.50; 1.00" calcext:value-type="string">
            <text:p>14; Não é apenas dengue; 0.50; 1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ta contra o Aedes aegypti.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5]&amp;&quot;; &quot;&amp;[.B15]&amp;&quot;; &quot;&amp;[.C15]&amp;&quot;; &quot;&amp;[.D15])" office:value-type="string" office:string-value="15; Luta contra o Aedes aegypti.; 1.00; 1.00" calcext:value-type="string">
            <text:p>15; Luta contra o Aedes aegypti.; 1.00; 1.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conjectura da verdad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16]&amp;&quot;; &quot;&amp;[.B16]&amp;&quot;; &quot;&amp;[.C16]&amp;&quot;; &quot;&amp;[.D16])" office:value-type="string" office:string-value="16; A conjectura da verdade; 1.00; 0.50" calcext:value-type="string">
            <text:p>16; A conjectura da verdade; 1.00; 0.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rrupção: raízes do Brasil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7]&amp;&quot;; &quot;&amp;[.B17]&amp;&quot;; &quot;&amp;[.C17]&amp;&quot;; &quot;&amp;[.D17])" office:value-type="string" office:string-value="17; Corrupção: raízes do Brasil; 1.00; 1.00" calcext:value-type="string">
            <text:p>17; Corrupção: raízes do Brasil; 1.00; 1.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ração Mimimi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8]&amp;&quot;; &quot;&amp;[.B18]&amp;&quot;; &quot;&amp;[.C18]&amp;&quot;; &quot;&amp;[.D18])" office:value-type="string" office:string-value="18; Geração Mimimi; 1.00; 1.00" calcext:value-type="string">
            <text:p>18; Geração Mimimi; 1.00; 1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lha em branc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table:formula="of:=COM.MICROSOFT.CONCAT([.A19]&amp;&quot;; &quot;&amp;[.B19]&amp;&quot;; &quot;&amp;[.C19]&amp;&quot;; &quot;&amp;[.D19])" office:value-type="string" office:string-value="19; Folha em branco; 1.00; 2.00" calcext:value-type="string">
            <text:p>19; Folha em branco; 1.00; 2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lantropia ajudando o Estado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0]&amp;&quot;; &quot;&amp;[.B20]&amp;&quot;; &quot;&amp;[.C20]&amp;&quot;; &quot;&amp;[.D20])" office:value-type="string" office:string-value="20; Filantropia ajudando o Estado; 0.50; 1.00" calcext:value-type="string">
            <text:p>20; Filantropia ajudando o Estado; 0.50; 1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 evolução da concorrência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1]&amp;&quot;; &quot;&amp;[.B21]&amp;&quot;; &quot;&amp;[.C21]&amp;&quot;; &quot;&amp;[.D21])" office:value-type="string" office:string-value="21; A evolução da concorrência; 0.50; 1.00" calcext:value-type="string">
            <text:p>21; A evolução da concorrência; 0.50; 1.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tecnologia a seu favo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table:formula="of:=COM.MICROSOFT.CONCAT([.A22]&amp;&quot;; &quot;&amp;[.B22]&amp;&quot;; &quot;&amp;[.C22]&amp;&quot;; &quot;&amp;[.D22])" office:value-type="string" office:string-value="22; A tecnologia a seu favor; 1.00; 0.00" calcext:value-type="string">
            <text:p>22; A tecnologia a seu favor; 1.00; 0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 pós-verdade: única e absoluta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3]&amp;&quot;; &quot;&amp;[.B23]&amp;&quot;; &quot;&amp;[.C23]&amp;&quot;; &quot;&amp;[.D23])" office:value-type="string" office:string-value="23; A pós-verdade: única e absoluta; 0.50; 1.00" calcext:value-type="string">
            <text:p>23; A pós-verdade: única e absoluta; 0.50; 1.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 sucesso como consequência do presente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4]&amp;&quot;; &quot;&amp;[.B24]&amp;&quot;; &quot;&amp;[.C24]&amp;&quot;; &quot;&amp;[.D24])" office:value-type="string" office:string-value="24; O sucesso como consequência do presente; 0.50; 1.00" calcext:value-type="string">
            <text:p>24; O sucesso como consequência do presente; 0.50; 1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m pequeno grande problema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5]&amp;&quot;; &quot;&amp;[.B25]&amp;&quot;; &quot;&amp;[.C25]&amp;&quot;; &quot;&amp;[.D25])" office:value-type="string" office:string-value="25; Um pequeno grande problema; 1.00; 1.00" calcext:value-type="string">
            <text:p>25; Um pequeno grande problema; 1.00; 1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ivilégio à informaçã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6]&amp;&quot;; &quot;&amp;[.B26]&amp;&quot;; &quot;&amp;[.C26]&amp;&quot;; &quot;&amp;[.D26])" office:value-type="string" office:string-value="26; Privilégio à informação; 1.00; 1.00" calcext:value-type="string">
            <text:p>26; Privilégio à informação; 1.00; 1.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 turma do “eu me acho”, ausência de humildade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7]&amp;&quot;; &quot;&amp;[.B27]&amp;&quot;; &quot;&amp;[.C27]&amp;&quot;; &quot;&amp;[.D27])" office:value-type="string" office:string-value="27; A turma do “eu me acho”, ausência de humildade; 1.00; 1.00" calcext:value-type="string">
            <text:p>27; A turma do “eu me acho”, ausência de humildade; 1.00; 1.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(Sem título 087)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50</text:p>
          </table:table-cell>
          <table:table-cell table:formula="of:=COM.MICROSOFT.CONCAT([.A28]&amp;&quot;; &quot;&amp;[.B28]&amp;&quot;; &quot;&amp;[.C28]&amp;&quot;; &quot;&amp;[.D28])" office:value-type="string" office:string-value="28; (Sem título 087); 0.50; 1.50" calcext:value-type="string">
            <text:p>28; (Sem título 087); 0.50; 1.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canização x Desemprego (novos desafios, novos horizontes)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table:formula="of:=COM.MICROSOFT.CONCAT([.A29]&amp;&quot;; &quot;&amp;[.B29]&amp;&quot;; &quot;&amp;[.C29]&amp;&quot;; &quot;&amp;[.D29])" office:value-type="string" office:string-value="29; Mecanização x Desemprego (novos desafios, novos horizontes); 2.00; 1.00" calcext:value-type="string">
            <text:p>29; Mecanização x Desemprego (novos desafios, novos horizontes); 2.00; 1.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mofobia nas escolas: um assunto a ser discutid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table:formula="of:=COM.MICROSOFT.CONCAT([.A30]&amp;&quot;; &quot;&amp;[.B30]&amp;&quot;; &quot;&amp;[.C30]&amp;&quot;; &quot;&amp;[.D30])" office:value-type="string" office:string-value="30; Homofobia nas escolas: um assunto a ser discutido; 1.00; 0.00" calcext:value-type="string">
            <text:p>30; Homofobia nas escolas: um assunto a ser discutido; 1.00; 0.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oblema coletivo, solução coletiva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31]&amp;&quot;; &quot;&amp;[.B31]&amp;&quot;; &quot;&amp;[.C31]&amp;&quot;; &quot;&amp;[.D31])" office:value-type="string" office:string-value="31; Problema coletivo, solução coletiva; 1.00; 0.50" calcext:value-type="string">
            <text:p>31; Problema coletivo, solução coletiva; 1.00; 0.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abalho escravo contemporâne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32]&amp;&quot;; &quot;&amp;[.B32]&amp;&quot;; &quot;&amp;[.C32]&amp;&quot;; &quot;&amp;[.D32])" office:value-type="string" office:string-value="32; Trabalho escravo contemporâneo; 1.00; 1.50" calcext:value-type="string">
            <text:p>32; Trabalho escravo contemporâneo; 1.00; 1.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 desumanidade na escravidão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0</text:p>
          </table:table-cell>
          <table:table-cell table:formula="of:=COM.MICROSOFT.CONCAT([.A33]&amp;&quot;; &quot;&amp;[.B33]&amp;&quot;; &quot;&amp;[.C33]&amp;&quot;; &quot;&amp;[.D33])" office:value-type="string" office:string-value="33; A desumanidade na escravidão; 0.00; 0.50" calcext:value-type="string">
            <text:p>33; A desumanidade na escravidão; 0.00; 0.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 zelo sem exager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table:formula="of:=COM.MICROSOFT.CONCAT([.A34]&amp;&quot;; &quot;&amp;[.B34]&amp;&quot;; &quot;&amp;[.C34]&amp;&quot;; &quot;&amp;[.D34])" office:value-type="string" office:string-value="34; O zelo sem exagero; 1.00; 0.00" calcext:value-type="string">
            <text:p>34; O zelo sem exagero; 1.00; 0.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mocracia: o poder está no povo</text:p>
          </table:table-cell>
          <table:table-cell table:number-columns-repeated="2" office:value-type="string" calcext:value-type="string">
            <text:p>2.00</text:p>
          </table:table-cell>
          <table:table-cell table:formula="of:=COM.MICROSOFT.CONCAT([.A35]&amp;&quot;; &quot;&amp;[.B35]&amp;&quot;; &quot;&amp;[.C35]&amp;&quot;; &quot;&amp;[.D35])" office:value-type="string" office:string-value="35; Democracia: o poder está no povo; 2.00; 2.00" calcext:value-type="string">
            <text:p>35; Democracia: o poder está no povo; 2.00; 2.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 face obscura da internet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table:formula="of:=COM.MICROSOFT.CONCAT([.A36]&amp;&quot;; &quot;&amp;[.B36]&amp;&quot;; &quot;&amp;[.C36]&amp;&quot;; &quot;&amp;[.D36])" office:value-type="string" office:string-value="36; A face obscura da internet; 2.00; 1.50" calcext:value-type="string">
            <text:p>36; A face obscura da internet; 2.00; 1.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mprometimento Escolar e Individual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0</text:p>
          </table:table-cell>
          <table:table-cell table:formula="of:=COM.MICROSOFT.CONCAT([.A37]&amp;&quot;; &quot;&amp;[.B37]&amp;&quot;; &quot;&amp;[.C37]&amp;&quot;; &quot;&amp;[.D37])" office:value-type="string" office:string-value="37; Comprometimento Escolar e Individual; 0.00; 1.50" calcext:value-type="string">
            <text:p>37; Comprometimento Escolar e Individual; 0.00; 1.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s vítimas da exposiçã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38]&amp;&quot;; &quot;&amp;[.B38]&amp;&quot;; &quot;&amp;[.C38]&amp;&quot;; &quot;&amp;[.D38])" office:value-type="string" office:string-value="38; As vítimas da exposição; 1.00; 1.00" calcext:value-type="string">
            <text:p>38; As vítimas da exposição; 1.00; 1.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ando a exceção vira notícia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39]&amp;&quot;; &quot;&amp;[.B39]&amp;&quot;; &quot;&amp;[.C39]&amp;&quot;; &quot;&amp;[.D39])" office:value-type="string" office:string-value="39; Quando a exceção vira notícia; 1.00; 0.50" calcext:value-type="string">
            <text:p>39; Quando a exceção vira notícia; 1.00; 0.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ilosofia de Sócrates e sua relação com o mundo atual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40]&amp;&quot;; &quot;&amp;[.B40]&amp;&quot;; &quot;&amp;[.C40]&amp;&quot;; &quot;&amp;[.D40])" office:value-type="string" office:string-value="40; Filosofia de Sócrates e sua relação com o mundo atual; 0.50; 0.50" calcext:value-type="string">
            <text:p>40; Filosofia de Sócrates e sua relação com o mundo atual; 0.50; 0.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 governo melhor que o govern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41]&amp;&quot;; &quot;&amp;[.B41]&amp;&quot;; &quot;&amp;[.C41]&amp;&quot;; &quot;&amp;[.D41])" office:value-type="string" office:string-value="41; O governo melhor que o governo; 1.00; 1.00" calcext:value-type="string">
            <text:p>41; O governo melhor que o governo; 1.00; 1.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 persistência da escravidão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0</text:p>
          </table:table-cell>
          <table:table-cell table:formula="of:=COM.MICROSOFT.CONCAT([.A42]&amp;&quot;; &quot;&amp;[.B42]&amp;&quot;; &quot;&amp;[.C42]&amp;&quot;; &quot;&amp;[.D42])" office:value-type="string" office:string-value="42; A persistência da escravidão; 0.00; 1.50" calcext:value-type="string">
            <text:p>42; A persistência da escravidão; 0.00; 1.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iência em primeiro lugar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43]&amp;&quot;; &quot;&amp;[.B43]&amp;&quot;; &quot;&amp;[.C43]&amp;&quot;; &quot;&amp;[.D43])" office:value-type="string" office:string-value="43; Ciência em primeiro lugar; 0.50; 1.00" calcext:value-type="string">
            <text:p>43; Ciência em primeiro lugar; 0.50; 1.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ração Eu: eu não faço parte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44]&amp;&quot;; &quot;&amp;[.B44]&amp;&quot;; &quot;&amp;[.C44]&amp;&quot;; &quot;&amp;[.D44])" office:value-type="string" office:string-value="44; Geração Eu: eu não faço parte; 1.00; 1.00" calcext:value-type="string">
            <text:p>44; Geração Eu: eu não faço parte; 1.00; 1.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undo Virtual: Eis um Alerta!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00</text:p>
          </table:table-cell>
          <table:table-cell table:formula="of:=COM.MICROSOFT.CONCAT([.A45]&amp;&quot;; &quot;&amp;[.B45]&amp;&quot;; &quot;&amp;[.C45]&amp;&quot;; &quot;&amp;[.D45])" office:value-type="string" office:string-value="45; Mundo Virtual: Eis um Alerta!; 0.50; 0.00" calcext:value-type="string">
            <text:p>45; Mundo Virtual: Eis um Alerta!; 0.50; 0.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m fundamento escolar, nada feit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46]&amp;&quot;; &quot;&amp;[.B46]&amp;&quot;; &quot;&amp;[.C46]&amp;&quot;; &quot;&amp;[.D46])" office:value-type="string" office:string-value="46; Sem fundamento escolar, nada feito; 1.00; 1.00" calcext:value-type="string">
            <text:p>46; Sem fundamento escolar, nada feito; 1.00; 1.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mpromisso com a educação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47]&amp;&quot;; &quot;&amp;[.B47]&amp;&quot;; &quot;&amp;[.C47]&amp;&quot;; &quot;&amp;[.D47])" office:value-type="string" office:string-value="47; Compromisso com a educação; 1.50; 1.00" calcext:value-type="string">
            <text:p>47; Compromisso com a educação; 1.50; 1.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sastre Ambiental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48]&amp;&quot;; &quot;&amp;[.B48]&amp;&quot;; &quot;&amp;[.C48]&amp;&quot;; &quot;&amp;[.D48])" office:value-type="string" office:string-value="48; Desastre Ambiental; 0.50; 1.00" calcext:value-type="string">
            <text:p>48; Desastre Ambiental; 0.50; 1.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(Sem título 097)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0</text:p>
          </table:table-cell>
          <table:table-cell table:formula="of:=COM.MICROSOFT.CONCAT([.A49]&amp;&quot;; &quot;&amp;[.B49]&amp;&quot;; &quot;&amp;[.C49]&amp;&quot;; &quot;&amp;[.D49])" office:value-type="string" office:string-value="49; (Sem título 097); 0.00; 0.50" calcext:value-type="string">
            <text:p>49; (Sem título 097); 0.00; 0.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pinião ou imposição?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50]&amp;&quot;; &quot;&amp;[.B50]&amp;&quot;; &quot;&amp;[.C50]&amp;&quot;; &quot;&amp;[.D50])" office:value-type="string" office:string-value="50; Opinião ou imposição?; 1.50; 1.00" calcext:value-type="string">
            <text:p>50; Opinião ou imposição?; 1.50; 1.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rocesso natural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51]&amp;&quot;; &quot;&amp;[.B51]&amp;&quot;; &quot;&amp;[.C51]&amp;&quot;; &quot;&amp;[.D51])" office:value-type="string" office:string-value="51; Processo natural; 0.50; 0.50" calcext:value-type="string">
            <text:p>51; Processo natural; 0.50; 0.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dernizar para evolui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52]&amp;&quot;; &quot;&amp;[.B52]&amp;&quot;; &quot;&amp;[.C52]&amp;&quot;; &quot;&amp;[.D52])" office:value-type="string" office:string-value="52; Modernizar para evoluir; 1.00; 0.50" calcext:value-type="string">
            <text:p>52; Modernizar para evoluir; 1.00; 0.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m dilema de acordo com a perspectiva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53]&amp;&quot;; &quot;&amp;[.B53]&amp;&quot;; &quot;&amp;[.C53]&amp;&quot;; &quot;&amp;[.D53])" office:value-type="string" office:string-value="53; Um dilema de acordo com a perspectiva; 1.50; 0.50" calcext:value-type="string">
            <text:p>53; Um dilema de acordo com a perspectiva; 1.50; 0.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eração amor própri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54]&amp;&quot;; &quot;&amp;[.B54]&amp;&quot;; &quot;&amp;[.C54]&amp;&quot;; &quot;&amp;[.D54])" office:value-type="string" office:string-value="54; Geração amor próprio; 1.00; 1.00" calcext:value-type="string">
            <text:p>54; Geração amor próprio; 1.00; 1.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 sucesso está dentro ou fora?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55]&amp;&quot;; &quot;&amp;[.B55]&amp;&quot;; &quot;&amp;[.C55]&amp;&quot;; &quot;&amp;[.D55])" office:value-type="string" office:string-value="55; O sucesso está dentro ou fora?; 1.00; 1.00" calcext:value-type="string">
            <text:p>55; O sucesso está dentro ou fora?; 1.00; 1.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(Sem título 079)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56]&amp;&quot;; &quot;&amp;[.B56]&amp;&quot;; &quot;&amp;[.C56]&amp;&quot;; &quot;&amp;[.D56])" office:value-type="string" office:string-value="56; (Sem título 079); 1.00; 1.00" calcext:value-type="string">
            <text:p>56; (Sem título 079); 1.00; 1.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 importância da intervenção dos pais na vida virtual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table:formula="of:=COM.MICROSOFT.CONCAT([.A57]&amp;&quot;; &quot;&amp;[.B57]&amp;&quot;; &quot;&amp;[.C57]&amp;&quot;; &quot;&amp;[.D57])" office:value-type="string" office:string-value="57; A importância da intervenção dos pais na vida virtual; 1.00; 0.00" calcext:value-type="string">
            <text:p>57; A importância da intervenção dos pais na vida virtual; 1.00; 0.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er injustiçado, a melhor forma de se sobressai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58]&amp;&quot;; &quot;&amp;[.B58]&amp;&quot;; &quot;&amp;[.C58]&amp;&quot;; &quot;&amp;[.D58])" office:value-type="string" office:string-value="58; Ser injustiçado, a melhor forma de se sobressair; 1.00; 1.50" calcext:value-type="string">
            <text:p>58; Ser injustiçado, a melhor forma de se sobressair; 1.00; 1.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ogo de empurra empurra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59]&amp;&quot;; &quot;&amp;[.B59]&amp;&quot;; &quot;&amp;[.C59]&amp;&quot;; &quot;&amp;[.D59])" office:value-type="string" office:string-value="59; Jogo de empurra empurra; 1.50; 1.00" calcext:value-type="string">
            <text:p>59; Jogo de empurra empurra; 1.50; 1.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geração que construiu seu partido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table:formula="of:=COM.MICROSOFT.CONCAT([.A60]&amp;&quot;; &quot;&amp;[.B60]&amp;&quot;; &quot;&amp;[.C60]&amp;&quot;; &quot;&amp;[.D60])" office:value-type="string" office:string-value="60; A geração que construiu seu partido; 0.00; 2.00" calcext:value-type="string">
            <text:p>60; A geração que construiu seu partido; 0.00; 2.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crifício do bem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61]&amp;&quot;; &quot;&amp;[.B61]&amp;&quot;; &quot;&amp;[.C61]&amp;&quot;; &quot;&amp;[.D61])" office:value-type="string" office:string-value="61; Sacrifício do bem; 0.50; 0.50" calcext:value-type="string">
            <text:p>61; Sacrifício do bem; 0.50; 0.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arcisismo Sorumbátic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62]&amp;&quot;; &quot;&amp;[.B62]&amp;&quot;; &quot;&amp;[.C62]&amp;&quot;; &quot;&amp;[.D62])" office:value-type="string" office:string-value="62; Narcisismo Sorumbático; 1.00; 0.50" calcext:value-type="string">
            <text:p>62; Narcisismo Sorumbático; 1.00; 0.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rasileiros, essencialmente corruptos!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table:formula="of:=COM.MICROSOFT.CONCAT([.A63]&amp;&quot;; &quot;&amp;[.B63]&amp;&quot;; &quot;&amp;[.C63]&amp;&quot;; &quot;&amp;[.D63])" office:value-type="string" office:string-value="63; Brasileiros, essencialmente corruptos!; 1.00; 0.00" calcext:value-type="string">
            <text:p>63; Brasileiros, essencialmente corruptos!; 1.00; 0.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ome juízo, não partido!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64]&amp;&quot;; &quot;&amp;[.B64]&amp;&quot;; &quot;&amp;[.C64]&amp;&quot;; &quot;&amp;[.D64])" office:value-type="string" office:string-value="64; Tome juízo, não partido!; 0.50; 0.50" calcext:value-type="string">
            <text:p>64; Tome juízo, não partido!; 0.50; 0.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 pílula do câncer deverá ser aceita?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65]&amp;&quot;; &quot;&amp;[.B65]&amp;&quot;; &quot;&amp;[.C65]&amp;&quot;; &quot;&amp;[.D65])" office:value-type="string" office:string-value="65; A pílula do câncer deverá ser aceita?; 0.50; 1.00" calcext:value-type="string">
            <text:p>65; A pílula do câncer deverá ser aceita?; 0.50; 1.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stupro: de quem é a culpa?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66]&amp;&quot;; &quot;&amp;[.B66]&amp;&quot;; &quot;&amp;[.C66]&amp;&quot;; &quot;&amp;[.D66])" office:value-type="string" office:string-value="66; Estupro: de quem é a culpa?; 1.00; 1.50" calcext:value-type="string">
            <text:p>66; Estupro: de quem é a culpa?; 1.00; 1.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roteção é a resposta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67]&amp;&quot;; &quot;&amp;[.B67]&amp;&quot;; &quot;&amp;[.C67]&amp;&quot;; &quot;&amp;[.D67])" office:value-type="string" office:string-value="67; Proteção é a resposta; 1.00; 1.50" calcext:value-type="string">
            <text:p>67; Proteção é a resposta; 1.00; 1.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 corrupção de cada um de nó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table:formula="of:=COM.MICROSOFT.CONCAT([.A68]&amp;&quot;; &quot;&amp;[.B68]&amp;&quot;; &quot;&amp;[.C68]&amp;&quot;; &quot;&amp;[.D68])" office:value-type="string" office:string-value="68; A corrupção de cada um de nós; 2.00; 1.00" calcext:value-type="string">
            <text:p>68; A corrupção de cada um de nós; 2.00; 1.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 criador luta contra o próprio engenho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69]&amp;&quot;; &quot;&amp;[.B69]&amp;&quot;; &quot;&amp;[.C69]&amp;&quot;; &quot;&amp;[.D69])" office:value-type="string" office:string-value="69; O criador luta contra o próprio engenho; 0.50; 0.50" calcext:value-type="string">
            <text:p>69; O criador luta contra o próprio engenho; 0.50; 0.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mbate a Intolerânci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table:formula="of:=COM.MICROSOFT.CONCAT([.A70]&amp;&quot;; &quot;&amp;[.B70]&amp;&quot;; &quot;&amp;[.C70]&amp;&quot;; &quot;&amp;[.D70])" office:value-type="string" office:string-value="70; Combate a Intolerância; 0.00; 2.00" calcext:value-type="string">
            <text:p>70; Combate a Intolerância; 0.00; 2.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onstituição Bilateral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71]&amp;&quot;; &quot;&amp;[.B71]&amp;&quot;; &quot;&amp;[.C71]&amp;&quot;; &quot;&amp;[.D71])" office:value-type="string" office:string-value="71; Constituição Bilateral; 1.00; 1.50" calcext:value-type="string">
            <text:p>71; Constituição Bilateral; 1.00; 1.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irtualidade em excess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72]&amp;&quot;; &quot;&amp;[.B72]&amp;&quot;; &quot;&amp;[.C72]&amp;&quot;; &quot;&amp;[.D72])" office:value-type="string" office:string-value="72; Virtualidade em excesso; 1.00; 1.00" calcext:value-type="string">
            <text:p>72; Virtualidade em excesso; 1.00; 1.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ão existe o melhor...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0</text:p>
          </table:table-cell>
          <table:table-cell table:formula="of:=COM.MICROSOFT.CONCAT([.A73]&amp;&quot;; &quot;&amp;[.B73]&amp;&quot;; &quot;&amp;[.C73]&amp;&quot;; &quot;&amp;[.D73])" office:value-type="string" office:string-value="73; Não existe o melhor...; 0.00; 0.50" calcext:value-type="string">
            <text:p>73; Não existe o melhor...; 0.00; 0.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mpeachment: razões para ser favorável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table:formula="of:=COM.MICROSOFT.CONCAT([.A74]&amp;&quot;; &quot;&amp;[.B74]&amp;&quot;; &quot;&amp;[.C74]&amp;&quot;; &quot;&amp;[.D74])" office:value-type="string" office:string-value="74; Impeachment: razões para ser favorável; 1.50; 2.00" calcext:value-type="string">
            <text:p>74; Impeachment: razões para ser favorável; 1.50; 2.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 cultura do estupr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75]&amp;&quot;; &quot;&amp;[.B75]&amp;&quot;; &quot;&amp;[.C75]&amp;&quot;; &quot;&amp;[.D75])" office:value-type="string" office:string-value="75; A cultura do estupro; 1.00; 0.50" calcext:value-type="string">
            <text:p>75; A cultura do estupro; 1.00; 0.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É preferível sofrer uma injustiça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76]&amp;&quot;; &quot;&amp;[.B76]&amp;&quot;; &quot;&amp;[.C76]&amp;&quot;; &quot;&amp;[.D76])" office:value-type="string" office:string-value="76; É preferível sofrer uma injustiça; 1.00; 1.00" calcext:value-type="string">
            <text:p>76; É preferível sofrer uma injustiça; 1.00; 1.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ráticas Inaceitáveis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50</text:p>
          </table:table-cell>
          <table:table-cell table:formula="of:=COM.MICROSOFT.CONCAT([.A77]&amp;&quot;; &quot;&amp;[.B77]&amp;&quot;; &quot;&amp;[.C77]&amp;&quot;; &quot;&amp;[.D77])" office:value-type="string" office:string-value="77; Práticas Inaceitáveis; 0.50; 1.50" calcext:value-type="string">
            <text:p>77; Práticas Inaceitáveis; 0.50; 1.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berdade com responsabilidade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78]&amp;&quot;; &quot;&amp;[.B78]&amp;&quot;; &quot;&amp;[.C78]&amp;&quot;; &quot;&amp;[.D78])" office:value-type="string" office:string-value="78; Liberdade com responsabilidade; 1.50; 1.00" calcext:value-type="string">
            <text:p>78; Liberdade com responsabilidade; 1.50; 1.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rá que todas as reformas são positivas?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79]&amp;&quot;; &quot;&amp;[.B79]&amp;&quot;; &quot;&amp;[.C79]&amp;&quot;; &quot;&amp;[.D79])" office:value-type="string" office:string-value="79; Será que todas as reformas são positivas?; 0.50; 0.50" calcext:value-type="string">
            <text:p>79; Será que todas as reformas são positivas?; 0.50; 0.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erceirização do trabalh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80]&amp;&quot;; &quot;&amp;[.B80]&amp;&quot;; &quot;&amp;[.C80]&amp;&quot;; &quot;&amp;[.D80])" office:value-type="string" office:string-value="80; Terceirização do trabalho; 1.00; 1.50" calcext:value-type="string">
            <text:p>80; Terceirização do trabalho; 1.00; 1.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(Sem título 101)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81]&amp;&quot;; &quot;&amp;[.B81]&amp;&quot;; &quot;&amp;[.C81]&amp;&quot;; &quot;&amp;[.D81])" office:value-type="string" office:string-value="81; (Sem título 101); 1.00; 1.00" calcext:value-type="string">
            <text:p>81; (Sem título 101); 1.00; 1.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egligência - Qualidade Humana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82]&amp;&quot;; &quot;&amp;[.B82]&amp;&quot;; &quot;&amp;[.C82]&amp;&quot;; &quot;&amp;[.D82])" office:value-type="string" office:string-value="82; Negligência - Qualidade Humana; 1.00; 0.50" calcext:value-type="string">
            <text:p>82; Negligência - Qualidade Humana; 1.00; 0.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aticar ou sofrer injustiça?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83]&amp;&quot;; &quot;&amp;[.B83]&amp;&quot;; &quot;&amp;[.C83]&amp;&quot;; &quot;&amp;[.D83])" office:value-type="string" office:string-value="83; Praticar ou sofrer injustiça?; 0.50; 0.50" calcext:value-type="string">
            <text:p>83; Praticar ou sofrer injustiça?; 0.50; 0.5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 educação militar e o respeito à individualidad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table:formula="of:=COM.MICROSOFT.CONCAT([.A84]&amp;&quot;; &quot;&amp;[.B84]&amp;&quot;; &quot;&amp;[.C84]&amp;&quot;; &quot;&amp;[.D84])" office:value-type="string" office:string-value="84; A educação militar e o respeito à individualidade; 2.00; 1.50" calcext:value-type="string">
            <text:p>84; A educação militar e o respeito à individualidade; 2.00; 1.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nsino ou doutrinação?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85]&amp;&quot;; &quot;&amp;[.B85]&amp;&quot;; &quot;&amp;[.C85]&amp;&quot;; &quot;&amp;[.D85])" office:value-type="string" office:string-value="85; Ensino ou doutrinação?; 1.00; 1.50" calcext:value-type="string">
            <text:p>85; Ensino ou doutrinação?; 1.00; 1.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 mal de sempre culpar o outr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86]&amp;&quot;; &quot;&amp;[.B86]&amp;&quot;; &quot;&amp;[.C86]&amp;&quot;; &quot;&amp;[.D86])" office:value-type="string" office:string-value="86; O mal de sempre culpar o outro; 1.00; 1.00" calcext:value-type="string">
            <text:p>86; O mal de sempre culpar o outro; 1.00; 1.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 mestre mandou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87]&amp;&quot;; &quot;&amp;[.B87]&amp;&quot;; &quot;&amp;[.C87]&amp;&quot;; &quot;&amp;[.D87])" office:value-type="string" office:string-value="87; O mestre mandou; 1.00; 1.50" calcext:value-type="string">
            <text:p>87; O mestre mandou; 1.00; 1.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scola Sem Senso Crític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table:formula="of:=COM.MICROSOFT.CONCAT([.A88]&amp;&quot;; &quot;&amp;[.B88]&amp;&quot;; &quot;&amp;[.C88]&amp;&quot;; &quot;&amp;[.D88])" office:value-type="string" office:string-value="88; Escola Sem Senso Crítico; 2.00; 1.50" calcext:value-type="string">
            <text:p>88; Escola Sem Senso Crítico; 2.00; 1.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 suposto milagre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89]&amp;&quot;; &quot;&amp;[.B89]&amp;&quot;; &quot;&amp;[.C89]&amp;&quot;; &quot;&amp;[.D89])" office:value-type="string" office:string-value="89; O suposto milagre; 0.50; 0.50" calcext:value-type="string">
            <text:p>89; O suposto milagre; 0.50; 0.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 ditadura da beleza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90]&amp;&quot;; &quot;&amp;[.B90]&amp;&quot;; &quot;&amp;[.C90]&amp;&quot;; &quot;&amp;[.D90])" office:value-type="string" office:string-value="90; A ditadura da beleza; 1.50; 0.50" calcext:value-type="string">
            <text:p>90; A ditadura da beleza; 1.50; 0.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gualdade para todo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91]&amp;&quot;; &quot;&amp;[.B91]&amp;&quot;; &quot;&amp;[.C91]&amp;&quot;; &quot;&amp;[.D91])" office:value-type="string" office:string-value="91; Igualdade para todos; 1.00; 1.50" calcext:value-type="string">
            <text:p>91; Igualdade para todos; 1.00; 1.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goísmo gera corrupção!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92]&amp;&quot;; &quot;&amp;[.B92]&amp;&quot;; &quot;&amp;[.C92]&amp;&quot;; &quot;&amp;[.D92])" office:value-type="string" office:string-value="92; Egoísmo gera corrupção!; 1.00; 1.00" calcext:value-type="string">
            <text:p>92; Egoísmo gera corrupção!; 1.00; 1.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odos têm o direito de viver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93]&amp;&quot;; &quot;&amp;[.B93]&amp;&quot;; &quot;&amp;[.C93]&amp;&quot;; &quot;&amp;[.D93])" office:value-type="string" office:string-value="93; Todos têm o direito de viver; 0.50; 1.00" calcext:value-type="string">
            <text:p>93; Todos têm o direito de viver; 0.50; 1.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amos falar sobre isso até que não aconteça mai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table:formula="of:=COM.MICROSOFT.CONCAT([.A94]&amp;&quot;; &quot;&amp;[.B94]&amp;&quot;; &quot;&amp;[.C94]&amp;&quot;; &quot;&amp;[.D94])" office:value-type="string" office:string-value="94; Vamos falar sobre isso até que não aconteça mais; 2.00; 1.00" calcext:value-type="string">
            <text:p>94; Vamos falar sobre isso até que não aconteça mais; 2.00; 1.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ducação e convívio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50</text:p>
          </table:table-cell>
          <table:table-cell table:formula="of:=COM.MICROSOFT.CONCAT([.A95]&amp;&quot;; &quot;&amp;[.B95]&amp;&quot;; &quot;&amp;[.C95]&amp;&quot;; &quot;&amp;[.D95])" office:value-type="string" office:string-value="95; Educação e convívio; 0.50; 1.50" calcext:value-type="string">
            <text:p>95; Educação e convívio; 0.50; 1.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ducação no Brasil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96]&amp;&quot;; &quot;&amp;[.B96]&amp;&quot;; &quot;&amp;[.C96]&amp;&quot;; &quot;&amp;[.D96])" office:value-type="string" office:string-value="96; Educação no Brasil; 1.00; 1.00" calcext:value-type="string">
            <text:p>96; Educação no Brasil; 1.00; 1.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ireita, esquerda... Mas e a educação?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97]&amp;&quot;; &quot;&amp;[.B97]&amp;&quot;; &quot;&amp;[.C97]&amp;&quot;; &quot;&amp;[.D97])" office:value-type="string" office:string-value="97; Direita, esquerda... Mas e a educação?; 0.50; 1.00" calcext:value-type="string">
            <text:p>97; Direita, esquerda... Mas e a educação?; 0.50; 1.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scolhas e suas consequências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50</text:p>
          </table:table-cell>
          <table:table-cell table:formula="of:=COM.MICROSOFT.CONCAT([.A98]&amp;&quot;; &quot;&amp;[.B98]&amp;&quot;; &quot;&amp;[.C98]&amp;&quot;; &quot;&amp;[.D98])" office:value-type="string" office:string-value="98; Escolhas e suas consequências; 0.50; 1.50" calcext:value-type="string">
            <text:p>98; Escolhas e suas consequências; 0.50; 1.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tores para o péssimo desempenho dos colégios públicos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99]&amp;&quot;; &quot;&amp;[.B99]&amp;&quot;; &quot;&amp;[.C99]&amp;&quot;; &quot;&amp;[.D99])" office:value-type="string" office:string-value="99; Fatores para o péssimo desempenho dos colégios públicos; 1.00; 1.00" calcext:value-type="string">
            <text:p>99; Fatores para o péssimo desempenho dos colégios públicos; 1.00; 1.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 terciarização é uma forma de organização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00]&amp;&quot;; &quot;&amp;[.B100]&amp;&quot;; &quot;&amp;[.C100]&amp;&quot;; &quot;&amp;[.D100])" office:value-type="string" office:string-value="100; A terciarização é uma forma de organização; 0.50; 1.00" calcext:value-type="string">
            <text:p>100; A terciarização é uma forma de organização; 0.50; 1.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as fazem a diferença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01]&amp;&quot;; &quot;&amp;[.B101]&amp;&quot;; &quot;&amp;[.C101]&amp;&quot;; &quot;&amp;[.D101])" office:value-type="string" office:string-value="101; Elas fazem a diferença; 1.00; 1.00" calcext:value-type="string">
            <text:p>101; Elas fazem a diferença; 1.00; 1.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rabalho escravo: um crime que ainda existe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02]&amp;&quot;; &quot;&amp;[.B102]&amp;&quot;; &quot;&amp;[.C102]&amp;&quot;; &quot;&amp;[.D102])" office:value-type="string" office:string-value="102; Trabalho escravo: um crime que ainda existe; 1.00; 1.00" calcext:value-type="string">
            <text:p>102; Trabalho escravo: um crime que ainda existe; 1.00; 1.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ix de Negligências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03]&amp;&quot;; &quot;&amp;[.B103]&amp;&quot;; &quot;&amp;[.C103]&amp;&quot;; &quot;&amp;[.D103])" office:value-type="string" office:string-value="103; Mix de Negligências; 1.00; 1.00" calcext:value-type="string">
            <text:p>103; Mix de Negligências; 1.00; 1.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erdade é justiça somente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50</text:p>
          </table:table-cell>
          <table:table-cell table:formula="of:=COM.MICROSOFT.CONCAT([.A104]&amp;&quot;; &quot;&amp;[.B104]&amp;&quot;; &quot;&amp;[.C104]&amp;&quot;; &quot;&amp;[.D104])" office:value-type="string" office:string-value="104; Verdade é justiça somente; 0.50; 1.50" calcext:value-type="string">
            <text:p>104; Verdade é justiça somente; 0.50; 1.5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 Liberação da Fosfoetanolamina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105]&amp;&quot;; &quot;&amp;[.B105]&amp;&quot;; &quot;&amp;[.C105]&amp;&quot;; &quot;&amp;[.D105])" office:value-type="string" office:string-value="105; A Liberação da Fosfoetanolamina; 1.50; 0.50" calcext:value-type="string">
            <text:p>105; A Liberação da Fosfoetanolamina; 1.50; 0.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(Sem título 102)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06]&amp;&quot;; &quot;&amp;[.B106]&amp;&quot;; &quot;&amp;[.C106]&amp;&quot;; &quot;&amp;[.D106])" office:value-type="string" office:string-value="106; (Sem título 102); 1.00; 1.00" calcext:value-type="string">
            <text:p>106; (Sem título 102); 1.00; 1.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 Mundo Digital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07]&amp;&quot;; &quot;&amp;[.B107]&amp;&quot;; &quot;&amp;[.C107]&amp;&quot;; &quot;&amp;[.D107])" office:value-type="string" office:string-value="107; O Mundo Digital; 0.50; 1.00" calcext:value-type="string">
            <text:p>107; O Mundo Digital; 0.50; 1.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s qual roupa você estava usando?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50</text:p>
          </table:table-cell>
          <table:table-cell table:formula="of:=COM.MICROSOFT.CONCAT([.A108]&amp;&quot;; &quot;&amp;[.B108]&amp;&quot;; &quot;&amp;[.C108]&amp;&quot;; &quot;&amp;[.D108])" office:value-type="string" office:string-value="108; Mas qual roupa você estava usando?; 0.50; 1.50" calcext:value-type="string">
            <text:p>108; Mas qual roupa você estava usando?; 0.50; 1.5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iolência Travestida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109]&amp;&quot;; &quot;&amp;[.B109]&amp;&quot;; &quot;&amp;[.C109]&amp;&quot;; &quot;&amp;[.D109])" office:value-type="string" office:string-value="109; Violência Travestida; 1.00; 1.50" calcext:value-type="string">
            <text:p>109; Violência Travestida; 1.00; 1.5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s culpadas são a arte e a educação física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10]&amp;&quot;; &quot;&amp;[.B110]&amp;&quot;; &quot;&amp;[.C110]&amp;&quot;; &quot;&amp;[.D110])" office:value-type="string" office:string-value="110; As culpadas são a arte e a educação física; 1.00; 1.00" calcext:value-type="string">
            <text:p>110; As culpadas são a arte e a educação física; 1.00; 1.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 verdade por trás dos fatos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111]&amp;&quot;; &quot;&amp;[.B111]&amp;&quot;; &quot;&amp;[.C111]&amp;&quot;; &quot;&amp;[.D111])" office:value-type="string" office:string-value="111; A verdade por trás dos fatos; 0.50; 0.50" calcext:value-type="string">
            <text:p>111; A verdade por trás dos fatos; 0.50; 0.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vos mercado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112]&amp;&quot;; &quot;&amp;[.B112]&amp;&quot;; &quot;&amp;[.C112]&amp;&quot;; &quot;&amp;[.D112])" office:value-type="string" office:string-value="112; Novos mercados; 1.00; 0.50" calcext:value-type="string">
            <text:p>112; Novos mercados; 1.00; 0.5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É realmente uma escolha?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113]&amp;&quot;; &quot;&amp;[.B113]&amp;&quot;; &quot;&amp;[.C113]&amp;&quot;; &quot;&amp;[.D113])" office:value-type="string" office:string-value="113; É realmente uma escolha?; 1.00; 0.50" calcext:value-type="string">
            <text:p>113; É realmente uma escolha?; 1.00; 0.5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 opção pela melhoria educacional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formula="of:=COM.MICROSOFT.CONCAT([.A114]&amp;&quot;; &quot;&amp;[.B114]&amp;&quot;; &quot;&amp;[.C114]&amp;&quot;; &quot;&amp;[.D114])" office:value-type="string" office:string-value="114; A opção pela melhoria educacional; 0.00; 1.00" calcext:value-type="string">
            <text:p>114; A opção pela melhoria educacional; 0.00; 1.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esejo de vencer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50</text:p>
          </table:table-cell>
          <table:table-cell table:formula="of:=COM.MICROSOFT.CONCAT([.A115]&amp;&quot;; &quot;&amp;[.B115]&amp;&quot;; &quot;&amp;[.C115]&amp;&quot;; &quot;&amp;[.D115])" office:value-type="string" office:string-value="115; Desejo de vencer; 0.50; 1.50" calcext:value-type="string">
            <text:p>115; Desejo de vencer; 0.50; 1.5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edo x Proteçã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116]&amp;&quot;; &quot;&amp;[.B116]&amp;&quot;; &quot;&amp;[.C116]&amp;&quot;; &quot;&amp;[.D116])" office:value-type="string" office:string-value="116; Medo x Proteção; 1.00; 1.50" calcext:value-type="string">
            <text:p>116; Medo x Proteção; 1.00; 1.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alta de consciência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117]&amp;&quot;; &quot;&amp;[.B117]&amp;&quot;; &quot;&amp;[.C117]&amp;&quot;; &quot;&amp;[.D117])" office:value-type="string" office:string-value="117; Falta de consciência; 1.00; 1.50" calcext:value-type="string">
            <text:p>117; Falta de consciência; 1.00; 1.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ilantropia, aliada da população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50</text:p>
          </table:table-cell>
          <table:table-cell table:formula="of:=COM.MICROSOFT.CONCAT([.A118]&amp;&quot;; &quot;&amp;[.B118]&amp;&quot;; &quot;&amp;[.C118]&amp;&quot;; &quot;&amp;[.D118])" office:value-type="string" office:string-value="118; Filantropia, aliada da população; 0.50; 1.50" calcext:value-type="string">
            <text:p>118; Filantropia, aliada da população; 0.50; 1.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colher á Filantropia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table:formula="of:=COM.MICROSOFT.CONCAT([.A119]&amp;&quot;; &quot;&amp;[.B119]&amp;&quot;; &quot;&amp;[.C119]&amp;&quot;; &quot;&amp;[.D119])" office:value-type="string" office:string-value="119; Acolher á Filantropia; 1.00; 2.00" calcext:value-type="string">
            <text:p>119; Acolher á Filantropia; 1.00; 2.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 falácia do mito pós-verdade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00</text:p>
          </table:table-cell>
          <table:table-cell table:formula="of:=COM.MICROSOFT.CONCAT([.A120]&amp;&quot;; &quot;&amp;[.B120]&amp;&quot;; &quot;&amp;[.C120]&amp;&quot;; &quot;&amp;[.D120])" office:value-type="string" office:string-value="120; A falácia do mito pós-verdade; 1.50; 0.00" calcext:value-type="string">
            <text:p>120; A falácia do mito pós-verdade; 1.50; 0.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omício objetivando a convivência pacífica a todos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2.00</text:p>
          </table:table-cell>
          <table:table-cell table:formula="of:=COM.MICROSOFT.CONCAT([.A121]&amp;&quot;; &quot;&amp;[.B121]&amp;&quot;; &quot;&amp;[.C121]&amp;&quot;; &quot;&amp;[.D121])" office:value-type="string" office:string-value="121; Comício objetivando a convivência pacífica a todos; 0.50; 2.00" calcext:value-type="string">
            <text:p>121; Comício objetivando a convivência pacífica a todos; 0.50; 2.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ireitos em conflito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122]&amp;&quot;; &quot;&amp;[.B122]&amp;&quot;; &quot;&amp;[.C122]&amp;&quot;; &quot;&amp;[.D122])" office:value-type="string" office:string-value="122; Direitos em conflito; 1.50; 1.00" calcext:value-type="string">
            <text:p>122; Direitos em conflito; 1.50; 1.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revenção: o melhor caminh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123]&amp;&quot;; &quot;&amp;[.B123]&amp;&quot;; &quot;&amp;[.C123]&amp;&quot;; &quot;&amp;[.D123])" office:value-type="string" office:string-value="123; Prevenção: o melhor caminho; 1.00; 1.50" calcext:value-type="string">
            <text:p>123; Prevenção: o melhor caminho; 1.00; 1.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 relação da terceirização com a precarização do trabalho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124]&amp;&quot;; &quot;&amp;[.B124]&amp;&quot;; &quot;&amp;[.C124]&amp;&quot;; &quot;&amp;[.D124])" office:value-type="string" office:string-value="124; A relação da terceirização com a precarização do trabalho; 1.50; 0.50" calcext:value-type="string">
            <text:p>124; A relação da terceirização com a precarização do trabalho; 1.50; 0.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otivos da ineficiência no combate contra o Aedes aegypti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25]&amp;&quot;; &quot;&amp;[.B125]&amp;&quot;; &quot;&amp;[.C125]&amp;&quot;; &quot;&amp;[.D125])" office:value-type="string" office:string-value="125; Motivos da ineficiência no combate contra o Aedes aegypti; 0.50; 1.00" calcext:value-type="string">
            <text:p>125; Motivos da ineficiência no combate contra o Aedes aegypti; 0.50; 1.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erigos do universo digital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26]&amp;&quot;; &quot;&amp;[.B126]&amp;&quot;; &quot;&amp;[.C126]&amp;&quot;; &quot;&amp;[.D126])" office:value-type="string" office:string-value="126; Perigos do universo digital; 1.00; 1.00" calcext:value-type="string">
            <text:p>126; Perigos do universo digital; 1.00; 1.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 epidemia do estupro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00</text:p>
          </table:table-cell>
          <table:table-cell table:formula="of:=COM.MICROSOFT.CONCAT([.A127]&amp;&quot;; &quot;&amp;[.B127]&amp;&quot;; &quot;&amp;[.C127]&amp;&quot;; &quot;&amp;[.D127])" office:value-type="string" office:string-value="127; A epidemia do estupro; 0.50; 0.00" calcext:value-type="string">
            <text:p>127; A epidemia do estupro; 0.50; 0.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 falso conceito de bandido</text:p>
          </table:table-cell>
          <table:table-cell table:number-columns-repeated="2" office:value-type="string" calcext:value-type="string">
            <text:p>1.50</text:p>
          </table:table-cell>
          <table:table-cell table:formula="of:=COM.MICROSOFT.CONCAT([.A128]&amp;&quot;; &quot;&amp;[.B128]&amp;&quot;; &quot;&amp;[.C128]&amp;&quot;; &quot;&amp;[.D128])" office:value-type="string" office:string-value="128; O falso conceito de bandido; 1.50; 1.50" calcext:value-type="string">
            <text:p>128; O falso conceito de bandido; 1.50; 1.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Um fenômeno comum entre países ricos e pobres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29]&amp;&quot;; &quot;&amp;[.B129]&amp;&quot;; &quot;&amp;[.C129]&amp;&quot;; &quot;&amp;[.D129])" office:value-type="string" office:string-value="129; Um fenômeno comum entre países ricos e pobres; 0.50; 1.00" calcext:value-type="string">
            <text:p>129; Um fenômeno comum entre países ricos e pobres; 0.50; 1.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(Sem título 100)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130]&amp;&quot;; &quot;&amp;[.B130]&amp;&quot;; &quot;&amp;[.C130]&amp;&quot;; &quot;&amp;[.D130])" office:value-type="string" office:string-value="130; (Sem título 100); 1.50; 1.00" calcext:value-type="string">
            <text:p>130; (Sem título 100); 1.50; 1.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Quem atira a primeira pedra?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31]&amp;&quot;; &quot;&amp;[.B131]&amp;&quot;; &quot;&amp;[.C131]&amp;&quot;; &quot;&amp;[.D131])" office:value-type="string" office:string-value="131; Quem atira a primeira pedra?; 1.00; 1.00" calcext:value-type="string">
            <text:p>131; Quem atira a primeira pedra?; 1.00; 1.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 risco por trás das telas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132]&amp;&quot;; &quot;&amp;[.B132]&amp;&quot;; &quot;&amp;[.C132]&amp;&quot;; &quot;&amp;[.D132])" office:value-type="string" office:string-value="132; O risco por trás das telas; 1.50; 1.00" calcext:value-type="string">
            <text:p>132; O risco por trás das telas; 1.50; 1.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ilantropia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133]&amp;&quot;; &quot;&amp;[.B133]&amp;&quot;; &quot;&amp;[.C133]&amp;&quot;; &quot;&amp;[.D133])" office:value-type="string" office:string-value="133; Filantropia; 1.50; 0.50" calcext:value-type="string">
            <text:p>133; Filantropia; 1.50; 0.5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ducação nunca é demais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134]&amp;&quot;; &quot;&amp;[.B134]&amp;&quot;; &quot;&amp;[.C134]&amp;&quot;; &quot;&amp;[.D134])" office:value-type="string" office:string-value="134; Educação nunca é demais; 0.50; 0.50" calcext:value-type="string">
            <text:p>134; Educação nunca é demais; 0.50; 0.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 evolução da tecnologia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35]&amp;&quot;; &quot;&amp;[.B135]&amp;&quot;; &quot;&amp;[.C135]&amp;&quot;; &quot;&amp;[.D135])" office:value-type="string" office:string-value="135; A evolução da tecnologia; 1.00; 1.00" calcext:value-type="string">
            <text:p>135; A evolução da tecnologia; 1.00; 1.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s chacinas em São Paulo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136]&amp;&quot;; &quot;&amp;[.B136]&amp;&quot;; &quot;&amp;[.C136]&amp;&quot;; &quot;&amp;[.D136])" office:value-type="string" office:string-value="136; As chacinas em São Paulo; 1.50; 0.50" calcext:value-type="string">
            <text:p>136; As chacinas em São Paulo; 1.50; 0.5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emocracia falha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37]&amp;&quot;; &quot;&amp;[.B137]&amp;&quot;; &quot;&amp;[.C137]&amp;&quot;; &quot;&amp;[.D137])" office:value-type="string" office:string-value="137; Democracia falha; 0.50; 1.00" calcext:value-type="string">
            <text:p>137; Democracia falha; 0.50; 1.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ntolerância programada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38]&amp;&quot;; &quot;&amp;[.B138]&amp;&quot;; &quot;&amp;[.C138]&amp;&quot;; &quot;&amp;[.D138])" office:value-type="string" office:string-value="138; Intolerância programada; 1.00; 1.00" calcext:value-type="string">
            <text:p>138; Intolerância programada; 1.00; 1.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erdade subjetiva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139]&amp;&quot;; &quot;&amp;[.B139]&amp;&quot;; &quot;&amp;[.C139]&amp;&quot;; &quot;&amp;[.D139])" office:value-type="string" office:string-value="139; Verdade subjetiva; 1.50; 1.00" calcext:value-type="string">
            <text:p>139; Verdade subjetiva; 1.50; 1.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 perpetuação da injustiça e os deveres dos cidadão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0</text:p>
          </table:table-cell>
          <table:table-cell table:formula="of:=COM.MICROSOFT.CONCAT([.A140]&amp;&quot;; &quot;&amp;[.B140]&amp;&quot;; &quot;&amp;[.C140]&amp;&quot;; &quot;&amp;[.D140])" office:value-type="string" office:string-value="140; A perpetuação da injustiça e os deveres dos cidadãos; 0.00; 1.50" calcext:value-type="string">
            <text:p>140; A perpetuação da injustiça e os deveres dos cidadãos; 0.00; 1.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ariana. A fatalidade oriunda da negligência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141]&amp;&quot;; &quot;&amp;[.B141]&amp;&quot;; &quot;&amp;[.C141]&amp;&quot;; &quot;&amp;[.D141])" office:value-type="string" office:string-value="141; Mariana. A fatalidade oriunda da negligência; 1.50; 0.50" calcext:value-type="string">
            <text:p>141; Mariana. A fatalidade oriunda da negligência; 1.50; 0.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 resposta está na bas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142]&amp;&quot;; &quot;&amp;[.B142]&amp;&quot;; &quot;&amp;[.C142]&amp;&quot;; &quot;&amp;[.D142])" office:value-type="string" office:string-value="142; A resposta está na base; 1.00; 0.50" calcext:value-type="string">
            <text:p>142; A resposta está na base; 1.00; 0.5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 corrupção na sociedade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43]&amp;&quot;; &quot;&amp;[.B143]&amp;&quot;; &quot;&amp;[.C143]&amp;&quot;; &quot;&amp;[.D143])" office:value-type="string" office:string-value="143; A corrupção na sociedade; 0.50; 1.00" calcext:value-type="string">
            <text:p>143; A corrupção na sociedade; 0.50; 1.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 beleza vale tudo isso?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table:formula="of:=COM.MICROSOFT.CONCAT([.A144]&amp;&quot;; &quot;&amp;[.B144]&amp;&quot;; &quot;&amp;[.C144]&amp;&quot;; &quot;&amp;[.D144])" office:value-type="string" office:string-value="144; A beleza vale tudo isso?; 1.00; 0.00" calcext:value-type="string">
            <text:p>144; A beleza vale tudo isso?; 1.00; 0.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scola militar!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formula="of:=COM.MICROSOFT.CONCAT([.A145]&amp;&quot;; &quot;&amp;[.B145]&amp;&quot;; &quot;&amp;[.C145]&amp;&quot;; &quot;&amp;[.D145])" office:value-type="string" office:string-value="145; Escola militar!; 0.00; 1.00" calcext:value-type="string">
            <text:p>145; Escola militar!; 0.00; 1.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ilantropia: cultura essencial no Brasil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46]&amp;&quot;; &quot;&amp;[.B146]&amp;&quot;; &quot;&amp;[.C146]&amp;&quot;; &quot;&amp;[.D146])" office:value-type="string" office:string-value="146; Filantropia: cultura essencial no Brasil; 0.50; 1.00" calcext:value-type="string">
            <text:p>146; Filantropia: cultura essencial no Brasil; 0.50; 1.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(Sem título 095)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00</text:p>
          </table:table-cell>
          <table:table-cell table:formula="of:=COM.MICROSOFT.CONCAT([.A147]&amp;&quot;; &quot;&amp;[.B147]&amp;&quot;; &quot;&amp;[.C147]&amp;&quot;; &quot;&amp;[.D147])" office:value-type="string" office:string-value="147; (Sem título 095); 1.50; 0.00" calcext:value-type="string">
            <text:p>147; (Sem título 095); 1.50; 0.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erceirizar linimentará os problemas.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50</text:p>
          </table:table-cell>
          <table:table-cell table:formula="of:=COM.MICROSOFT.CONCAT([.A148]&amp;&quot;; &quot;&amp;[.B148]&amp;&quot;; &quot;&amp;[.C148]&amp;&quot;; &quot;&amp;[.D148])" office:value-type="string" office:string-value="148; Terceirizar linimentará os problemas.; 0.50; 1.50" calcext:value-type="string">
            <text:p>148; Terceirizar linimentará os problemas.; 0.50; 1.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 desinteresse da beleza moderna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49]&amp;&quot;; &quot;&amp;[.B149]&amp;&quot;; &quot;&amp;[.C149]&amp;&quot;; &quot;&amp;[.D149])" office:value-type="string" office:string-value="149; O desinteresse da beleza moderna; 1.00; 1.00" calcext:value-type="string">
            <text:p>149; O desinteresse da beleza moderna; 1.00; 1.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scravidão no mundo, basta!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50]&amp;&quot;; &quot;&amp;[.B150]&amp;&quot;; &quot;&amp;[.C150]&amp;&quot;; &quot;&amp;[.D150])" office:value-type="string" office:string-value="150; Escravidão no mundo, basta!; 0.50; 1.00" calcext:value-type="string">
            <text:p>150; Escravidão no mundo, basta!; 0.50; 1.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eitinho Brasileir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151]&amp;&quot;; &quot;&amp;[.B151]&amp;&quot;; &quot;&amp;[.C151]&amp;&quot;; &quot;&amp;[.D151])" office:value-type="string" office:string-value="151; Jeitinho Brasileiro; 1.00; 0.50" calcext:value-type="string">
            <text:p>151; Jeitinho Brasileiro; 1.00; 0.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 criação de uma nova cultura longe do estupr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152]&amp;&quot;; &quot;&amp;[.B152]&amp;&quot;; &quot;&amp;[.C152]&amp;&quot;; &quot;&amp;[.D152])" office:value-type="string" office:string-value="152; A criação de uma nova cultura longe do estupro; 1.00; 1.50" calcext:value-type="string">
            <text:p>152; A criação de uma nova cultura longe do estupro; 1.00; 1.5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ura para o câncer?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table:formula="of:=COM.MICROSOFT.CONCAT([.A153]&amp;&quot;; &quot;&amp;[.B153]&amp;&quot;; &quot;&amp;[.C153]&amp;&quot;; &quot;&amp;[.D153])" office:value-type="string" office:string-value="153; Cura para o câncer?; 1.00; 0.00" calcext:value-type="string">
            <text:p>153; Cura para o câncer?; 1.00; 0.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Um Assunto Para Se Discuti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154]&amp;&quot;; &quot;&amp;[.B154]&amp;&quot;; &quot;&amp;[.C154]&amp;&quot;; &quot;&amp;[.D154])" office:value-type="string" office:string-value="154; Um Assunto Para Se Discutir; 1.00; 0.50" calcext:value-type="string">
            <text:p>154; Um Assunto Para Se Discutir; 1.00; 0.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 luta contra o Aedes aegypti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155]&amp;&quot;; &quot;&amp;[.B155]&amp;&quot;; &quot;&amp;[.C155]&amp;&quot;; &quot;&amp;[.D155])" office:value-type="string" office:string-value="155; A luta contra o Aedes aegypti; 1.50; 1.00" calcext:value-type="string">
            <text:p>155; A luta contra o Aedes aegypti; 1.50; 1.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irco brasileir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156]&amp;&quot;; &quot;&amp;[.B156]&amp;&quot;; &quot;&amp;[.C156]&amp;&quot;; &quot;&amp;[.D156])" office:value-type="string" office:string-value="156; Circo brasileiro; 1.00; 1.50" calcext:value-type="string">
            <text:p>156; Circo brasileiro; 1.00; 1.5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Zelando pelo bem-estar e segurança do trabalhador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57]&amp;&quot;; &quot;&amp;[.B157]&amp;&quot;; &quot;&amp;[.C157]&amp;&quot;; &quot;&amp;[.D157])" office:value-type="string" office:string-value="157; Zelando pelo bem-estar e segurança do trabalhador; 1.00; 1.00" calcext:value-type="string">
            <text:p>157; Zelando pelo bem-estar e segurança do trabalhador; 1.00; 1.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scola, um lugar onde deve abrir mentes!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158]&amp;&quot;; &quot;&amp;[.B158]&amp;&quot;; &quot;&amp;[.C158]&amp;&quot;; &quot;&amp;[.D158])" office:value-type="string" office:string-value="158; Escola, um lugar onde deve abrir mentes!; 1.00; 1.50" calcext:value-type="string">
            <text:p>158; Escola, um lugar onde deve abrir mentes!; 1.00; 1.5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(Sem título 084)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0</text:p>
          </table:table-cell>
          <table:table-cell table:formula="of:=COM.MICROSOFT.CONCAT([.A159]&amp;&quot;; &quot;&amp;[.B159]&amp;&quot;; &quot;&amp;[.C159]&amp;&quot;; &quot;&amp;[.D159])" office:value-type="string" office:string-value="159; (Sem título 084); 0.00; 0.50" calcext:value-type="string">
            <text:p>159; (Sem título 084); 0.00; 0.5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ilantropia: um gesto de amor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60]&amp;&quot;; &quot;&amp;[.B160]&amp;&quot;; &quot;&amp;[.C160]&amp;&quot;; &quot;&amp;[.D160])" office:value-type="string" office:string-value="160; Filantropia: um gesto de amor; 1.00; 1.00" calcext:value-type="string">
            <text:p>160; Filantropia: um gesto de amor; 1.00; 1.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rabalho escravo: um problema da humanidade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61]&amp;&quot;; &quot;&amp;[.B161]&amp;&quot;; &quot;&amp;[.C161]&amp;&quot;; &quot;&amp;[.D161])" office:value-type="string" office:string-value="161; Trabalho escravo: um problema da humanidade; 1.00; 1.00" calcext:value-type="string">
            <text:p>161; Trabalho escravo: um problema da humanidade; 1.00; 1.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ducação libertária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162]&amp;&quot;; &quot;&amp;[.B162]&amp;&quot;; &quot;&amp;[.C162]&amp;&quot;; &quot;&amp;[.D162])" office:value-type="string" office:string-value="162; Educação libertária; 1.50; 0.50" calcext:value-type="string">
            <text:p>162; Educação libertária; 1.50; 0.5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(Sem título 096)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63]&amp;&quot;; &quot;&amp;[.B163]&amp;&quot;; &quot;&amp;[.C163]&amp;&quot;; &quot;&amp;[.D163])" office:value-type="string" office:string-value="163; (Sem título 096); 0.50; 1.00" calcext:value-type="string">
            <text:p>163; (Sem título 096); 0.50; 1.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enha participar da discussão: o desafio (ou não) de aceitar...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00</text:p>
          </table:table-cell>
          <table:table-cell table:formula="of:=COM.MICROSOFT.CONCAT([.A164]&amp;&quot;; &quot;&amp;[.B164]&amp;&quot;; &quot;&amp;[.C164]&amp;&quot;; &quot;&amp;[.D164])" office:value-type="string" office:string-value="164; Venha participar da discussão: o desafio (ou não) de aceitar...; 1.50; 0.00" calcext:value-type="string">
            <text:p>164; Venha participar da discussão: o desafio (ou não) de aceitar...; 1.50; 0.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rtes e educação física: opcionais ou obrigatórias?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65]&amp;&quot;; &quot;&amp;[.B165]&amp;&quot;; &quot;&amp;[.C165]&amp;&quot;; &quot;&amp;[.D165])" office:value-type="string" office:string-value="165; Artes e educação física: opcionais ou obrigatórias?; 1.00; 1.00" calcext:value-type="string">
            <text:p>165; Artes e educação física: opcionais ou obrigatórias?; 1.00; 1.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iscriminação, preconceito e direit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66]&amp;&quot;; &quot;&amp;[.B166]&amp;&quot;; &quot;&amp;[.C166]&amp;&quot;; &quot;&amp;[.D166])" office:value-type="string" office:string-value="166; Discriminação, preconceito e direito; 1.00; 1.00" calcext:value-type="string">
            <text:p>166; Discriminação, preconceito e direito; 1.00; 1.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hega de fiu-fiu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167]&amp;&quot;; &quot;&amp;[.B167]&amp;&quot;; &quot;&amp;[.C167]&amp;&quot;; &quot;&amp;[.D167])" office:value-type="string" office:string-value="167; Chega de fiu-fiu; 0.50; 0.50" calcext:value-type="string">
            <text:p>167; Chega de fiu-fiu; 0.50; 0.5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ó sei que nada sei. Então quero conhec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168]&amp;&quot;; &quot;&amp;[.B168]&amp;&quot;; &quot;&amp;[.C168]&amp;&quot;; &quot;&amp;[.D168])" office:value-type="string" office:string-value="168; Só sei que nada sei. Então quero conhecer; 1.00; 1.50" calcext:value-type="string">
            <text:p>168; Só sei que nada sei. Então quero conhecer; 1.00; 1.5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O outro lado da moeda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169]&amp;&quot;; &quot;&amp;[.B169]&amp;&quot;; &quot;&amp;[.C169]&amp;&quot;; &quot;&amp;[.D169])" office:value-type="string" office:string-value="169; O outro lado da moeda; 1.00; 1.50" calcext:value-type="string">
            <text:p>169; O outro lado da moeda; 1.00; 1.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(Sem título 089)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70]&amp;&quot;; &quot;&amp;[.B170]&amp;&quot;; &quot;&amp;[.C170]&amp;&quot;; &quot;&amp;[.D170])" office:value-type="string" office:string-value="170; (Sem título 089); 1.00; 1.00" calcext:value-type="string">
            <text:p>170; (Sem título 089); 1.00; 1.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 intolerância da sociedade diante dos atuais problemas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71]&amp;&quot;; &quot;&amp;[.B171]&amp;&quot;; &quot;&amp;[.C171]&amp;&quot;; &quot;&amp;[.D171])" office:value-type="string" office:string-value="171; A intolerância da sociedade diante dos atuais problemas; 1.00; 1.00" calcext:value-type="string">
            <text:p>171; A intolerância da sociedade diante dos atuais problemas; 1.00; 1.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ís captalista , nação corrupta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172]&amp;&quot;; &quot;&amp;[.B172]&amp;&quot;; &quot;&amp;[.C172]&amp;&quot;; &quot;&amp;[.D172])" office:value-type="string" office:string-value="172; País captalista , nação corrupta; 1.00; 0.50" calcext:value-type="string">
            <text:p>172; País captalista , nação corrupta; 1.00; 0.5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ntre direitos individuais e escândalos político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table:formula="of:=COM.MICROSOFT.CONCAT([.A173]&amp;&quot;; &quot;&amp;[.B173]&amp;&quot;; &quot;&amp;[.C173]&amp;&quot;; &quot;&amp;[.D173])" office:value-type="string" office:string-value="173; Entre direitos individuais e escândalos políticos; 1.00; 0.00" calcext:value-type="string">
            <text:p>173; Entre direitos individuais e escândalos políticos; 1.00; 0.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ncalculável perda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174]&amp;&quot;; &quot;&amp;[.B174]&amp;&quot;; &quot;&amp;[.C174]&amp;&quot;; &quot;&amp;[.D174])" office:value-type="string" office:string-value="174; Incalculável perda; 1.50; 0.50" calcext:value-type="string">
            <text:p>174; Incalculável perda; 1.50; 0.5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(Sem título 085)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50</text:p>
          </table:table-cell>
          <table:table-cell table:formula="of:=COM.MICROSOFT.CONCAT([.A175]&amp;&quot;; &quot;&amp;[.B175]&amp;&quot;; &quot;&amp;[.C175]&amp;&quot;; &quot;&amp;[.D175])" office:value-type="string" office:string-value="175; (Sem título 085); 0.50; 1.50" calcext:value-type="string">
            <text:p>175; (Sem título 085); 0.50; 1.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Espelho, espelho meu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76]&amp;&quot;; &quot;&amp;[.B176]&amp;&quot;; &quot;&amp;[.C176]&amp;&quot;; &quot;&amp;[.D176])" office:value-type="string" office:string-value="176; Espelho, espelho meu; 1.00; 1.00" calcext:value-type="string">
            <text:p>176; Espelho, espelho meu; 1.00; 1.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reito de imprensa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77]&amp;&quot;; &quot;&amp;[.B177]&amp;&quot;; &quot;&amp;[.C177]&amp;&quot;; &quot;&amp;[.D177])" office:value-type="string" office:string-value="177; Direito de imprensa; 0.50; 1.00" calcext:value-type="string">
            <text:p>177; Direito de imprensa; 0.50; 1.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ura batalha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178]&amp;&quot;; &quot;&amp;[.B178]&amp;&quot;; &quot;&amp;[.C178]&amp;&quot;; &quot;&amp;[.D178])" office:value-type="string" office:string-value="178; Dura batalha; 0.50; 0.50" calcext:value-type="string">
            <text:p>178; Dura batalha; 0.50; 0.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erações em conflito</text:p>
          </table:table-cell>
          <table:table-cell table:number-columns-repeated="2" office:value-type="string" calcext:value-type="string">
            <text:p>0.00</text:p>
          </table:table-cell>
          <table:table-cell table:formula="of:=COM.MICROSOFT.CONCAT([.A179]&amp;&quot;; &quot;&amp;[.B179]&amp;&quot;; &quot;&amp;[.C179]&amp;&quot;; &quot;&amp;[.D179])" office:value-type="string" office:string-value="179; Gerações em conflito; 0.00; 0.00" calcext:value-type="string">
            <text:p>179; Gerações em conflito; 0.00; 0.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minhos para a igualdade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80]&amp;&quot;; &quot;&amp;[.B180]&amp;&quot;; &quot;&amp;[.C180]&amp;&quot;; &quot;&amp;[.D180])" office:value-type="string" office:string-value="180; Caminhos para a igualdade; 1.00; 1.00" calcext:value-type="string">
            <text:p>180; Caminhos para a igualdade; 1.00; 1.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sciplina para vida toda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81]&amp;&quot;; &quot;&amp;[.B181]&amp;&quot;; &quot;&amp;[.C181]&amp;&quot;; &quot;&amp;[.D181])" office:value-type="string" office:string-value="181; Disciplina para vida toda; 0.50; 1.00" calcext:value-type="string">
            <text:p>181; Disciplina para vida toda; 0.50; 1.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eforma ou deforma de ensin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82]&amp;&quot;; &quot;&amp;[.B182]&amp;&quot;; &quot;&amp;[.C182]&amp;&quot;; &quot;&amp;[.D182])" office:value-type="string" office:string-value="182; Reforma ou deforma de ensino; 1.00; 1.00" calcext:value-type="string">
            <text:p>182; Reforma ou deforma de ensino; 1.00; 1.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 evolução na educaçã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83]&amp;&quot;; &quot;&amp;[.B183]&amp;&quot;; &quot;&amp;[.C183]&amp;&quot;; &quot;&amp;[.D183])" office:value-type="string" office:string-value="183; A evolução na educação; 1.00; 1.00" calcext:value-type="string">
            <text:p>183; A evolução na educação; 1.00; 1.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orpo em movimento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0</text:p>
          </table:table-cell>
          <table:table-cell table:formula="of:=COM.MICROSOFT.CONCAT([.A184]&amp;&quot;; &quot;&amp;[.B184]&amp;&quot;; &quot;&amp;[.C184]&amp;&quot;; &quot;&amp;[.D184])" office:value-type="string" office:string-value="184; Corpo em movimento; 0.00; 0.50" calcext:value-type="string">
            <text:p>184; Corpo em movimento; 0.00; 0.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(Sem título 088)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0</text:p>
          </table:table-cell>
          <table:table-cell table:formula="of:=COM.MICROSOFT.CONCAT([.A185]&amp;&quot;; &quot;&amp;[.B185]&amp;&quot;; &quot;&amp;[.C185]&amp;&quot;; &quot;&amp;[.D185])" office:value-type="string" office:string-value="185; (Sem título 088); 0.00; 0.50" calcext:value-type="string">
            <text:p>185; (Sem título 088); 0.00; 0.5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O “padronizado” sacrifíci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table:formula="of:=COM.MICROSOFT.CONCAT([.A186]&amp;&quot;; &quot;&amp;[.B186]&amp;&quot;; &quot;&amp;[.C186]&amp;&quot;; &quot;&amp;[.D186])" office:value-type="string" office:string-value="186; O “padronizado” sacrifício; 2.00; 1.00" calcext:value-type="string">
            <text:p>186; O “padronizado” sacrifício; 2.00; 1.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aúde e bem estar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187]&amp;&quot;; &quot;&amp;[.B187]&amp;&quot;; &quot;&amp;[.C187]&amp;&quot;; &quot;&amp;[.D187])" office:value-type="string" office:string-value="187; Saúde e bem estar; 1.50; 1.00" calcext:value-type="string">
            <text:p>187; Saúde e bem estar; 1.50; 1.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O direito político na sala de aula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188]&amp;&quot;; &quot;&amp;[.B188]&amp;&quot;; &quot;&amp;[.C188]&amp;&quot;; &quot;&amp;[.D188])" office:value-type="string" office:string-value="188; O direito político na sala de aula; 1.00; 0.50" calcext:value-type="string">
            <text:p>188; O direito político na sala de aula; 1.00; 0.5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Quem é o vilão da vez?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89]&amp;&quot;; &quot;&amp;[.B189]&amp;&quot;; &quot;&amp;[.C189]&amp;&quot;; &quot;&amp;[.D189])" office:value-type="string" office:string-value="189; Quem é o vilão da vez?; 1.00; 1.00" calcext:value-type="string">
            <text:p>189; Quem é o vilão da vez?; 1.00; 1.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ldade na Alma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190]&amp;&quot;; &quot;&amp;[.B190]&amp;&quot;; &quot;&amp;[.C190]&amp;&quot;; &quot;&amp;[.D190])" office:value-type="string" office:string-value="190; Maldade na Alma; 1.00; 0.50" calcext:value-type="string">
            <text:p>190; Maldade na Alma; 1.00; 0.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Jovens modernos imodesto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table:formula="of:=COM.MICROSOFT.CONCAT([.A191]&amp;&quot;; &quot;&amp;[.B191]&amp;&quot;; &quot;&amp;[.C191]&amp;&quot;; &quot;&amp;[.D191])" office:value-type="string" office:string-value="191; Jovens modernos imodestos; 2.00; 1.50" calcext:value-type="string">
            <text:p>191; Jovens modernos imodestos; 2.00; 1.5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Disciplina, ordem e autoridade favorecem a educação? (2)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192]&amp;&quot;; &quot;&amp;[.B192]&amp;&quot;; &quot;&amp;[.C192]&amp;&quot;; &quot;&amp;[.D192])" office:value-type="string" office:string-value="192; Disciplina, ordem e autoridade favorecem a educação? (2); 1.50; 0.50" calcext:value-type="string">
            <text:p>192; Disciplina, ordem e autoridade favorecem a educação? (2); 1.50; 0.5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eforma na educação: problema ou solução?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93]&amp;&quot;; &quot;&amp;[.B193]&amp;&quot;; &quot;&amp;[.C193]&amp;&quot;; &quot;&amp;[.D193])" office:value-type="string" office:string-value="193; Reforma na educação: problema ou solução?; 1.00; 1.00" calcext:value-type="string">
            <text:p>193; Reforma na educação: problema ou solução?; 1.00; 1.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atérias fundamentais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194]&amp;&quot;; &quot;&amp;[.B194]&amp;&quot;; &quot;&amp;[.C194]&amp;&quot;; &quot;&amp;[.D194])" office:value-type="string" office:string-value="194; Matérias fundamentais; 1.00; 1.00" calcext:value-type="string">
            <text:p>194; Matérias fundamentais; 1.00; 1.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(Sem título 099)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195]&amp;&quot;; &quot;&amp;[.B195]&amp;&quot;; &quot;&amp;[.C195]&amp;&quot;; &quot;&amp;[.D195])" office:value-type="string" office:string-value="195; (Sem título 099); 0.50; 0.50" calcext:value-type="string">
            <text:p>195; (Sem título 099); 0.50; 0.5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s correntes que se arrastam pelos séculos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96]&amp;&quot;; &quot;&amp;[.B196]&amp;&quot;; &quot;&amp;[.C196]&amp;&quot;; &quot;&amp;[.D196])" office:value-type="string" office:string-value="196; As correntes que se arrastam pelos séculos; 0.50; 1.00" calcext:value-type="string">
            <text:p>196; As correntes que se arrastam pelos séculos; 0.50; 1.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tentado a constituiçã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197]&amp;&quot;; &quot;&amp;[.B197]&amp;&quot;; &quot;&amp;[.C197]&amp;&quot;; &quot;&amp;[.D197])" office:value-type="string" office:string-value="197; Atentado a constituição; 1.00; 1.50" calcext:value-type="string">
            <text:p>197; Atentado a constituição; 1.00; 1.5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orrupção, o grande obstáculo brasileiro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198]&amp;&quot;; &quot;&amp;[.B198]&amp;&quot;; &quot;&amp;[.C198]&amp;&quot;; &quot;&amp;[.D198])" office:value-type="string" office:string-value="198; Corrupção, o grande obstáculo brasileiro; 0.50; 1.00" calcext:value-type="string">
            <text:p>198; Corrupção, o grande obstáculo brasileiro; 0.50; 1.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ultura da filantropia e reais beneficiado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50</text:p>
          </table:table-cell>
          <table:table-cell table:formula="of:=COM.MICROSOFT.CONCAT([.A199]&amp;&quot;; &quot;&amp;[.B199]&amp;&quot;; &quot;&amp;[.C199]&amp;&quot;; &quot;&amp;[.D199])" office:value-type="string" office:string-value="199; Cultura da filantropia e reais beneficiados; 2.00; 0.50" calcext:value-type="string">
            <text:p>199; Cultura da filantropia e reais beneficiados; 2.00; 0.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omos todos corruptos?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00]&amp;&quot;; &quot;&amp;[.B200]&amp;&quot;; &quot;&amp;[.C200]&amp;&quot;; &quot;&amp;[.D200])" office:value-type="string" office:string-value="200; Somos todos corruptos?; 1.00; 0.50" calcext:value-type="string">
            <text:p>200; Somos todos corruptos?; 1.00; 0.5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ilantropia sobre olhos vivos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50</text:p>
          </table:table-cell>
          <table:table-cell table:formula="of:=COM.MICROSOFT.CONCAT([.A201]&amp;&quot;; &quot;&amp;[.B201]&amp;&quot;; &quot;&amp;[.C201]&amp;&quot;; &quot;&amp;[.D201])" office:value-type="string" office:string-value="201; Filantropia sobre olhos vivos; 0.50; 1.50" calcext:value-type="string">
            <text:p>201; Filantropia sobre olhos vivos; 0.50; 1.5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is clareza, por favor!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202]&amp;&quot;; &quot;&amp;[.B202]&amp;&quot;; &quot;&amp;[.C202]&amp;&quot;; &quot;&amp;[.D202])" office:value-type="string" office:string-value="202; Mais clareza, por favor!; 1.50; 0.50" calcext:value-type="string">
            <text:p>202; Mais clareza, por favor!; 1.50; 0.5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 cultura do estupro e a objetificação da mulher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50</text:p>
          </table:table-cell>
          <table:table-cell table:formula="of:=COM.MICROSOFT.CONCAT([.A203]&amp;&quot;; &quot;&amp;[.B203]&amp;&quot;; &quot;&amp;[.C203]&amp;&quot;; &quot;&amp;[.D203])" office:value-type="string" office:string-value="203; A cultura do estupro e a objetificação da mulher; 2.00; 0.50" calcext:value-type="string">
            <text:p>203; A cultura do estupro e a objetificação da mulher; 2.00; 0.5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riação é tud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204]&amp;&quot;; &quot;&amp;[.B204]&amp;&quot;; &quot;&amp;[.C204]&amp;&quot;; &quot;&amp;[.D204])" office:value-type="string" office:string-value="204; Criação é tudo; 1.00; 1.50" calcext:value-type="string">
            <text:p>204; Criação é tudo; 1.00; 1.5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ções virtuais, consequências reais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50</text:p>
          </table:table-cell>
          <table:table-cell table:formula="of:=COM.MICROSOFT.CONCAT([.A205]&amp;&quot;; &quot;&amp;[.B205]&amp;&quot;; &quot;&amp;[.C205]&amp;&quot;; &quot;&amp;[.D205])" office:value-type="string" office:string-value="205; Ações virtuais, consequências reais; 2.00; 0.50" calcext:value-type="string">
            <text:p>205; Ações virtuais, consequências reais; 2.00; 0.5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á observação e suas consequências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206]&amp;&quot;; &quot;&amp;[.B206]&amp;&quot;; &quot;&amp;[.C206]&amp;&quot;; &quot;&amp;[.D206])" office:value-type="string" office:string-value="206; Má observação e suas consequências; 1.50; 1.00" calcext:value-type="string">
            <text:p>206; Má observação e suas consequências; 1.50; 1.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nsino médio: uma reforma significante para muitos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07]&amp;&quot;; &quot;&amp;[.B207]&amp;&quot;; &quot;&amp;[.C207]&amp;&quot;; &quot;&amp;[.D207])" office:value-type="string" office:string-value="207; Ensino médio: uma reforma significante para muitos; 0.50; 1.00" calcext:value-type="string">
            <text:p>207; Ensino médio: uma reforma significante para muitos; 0.50; 1.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ão ao retrocesso, viva a democracia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208]&amp;&quot;; &quot;&amp;[.B208]&amp;&quot;; &quot;&amp;[.C208]&amp;&quot;; &quot;&amp;[.D208])" office:value-type="string" office:string-value="208; Não ao retrocesso, viva a democracia; 1.00; 1.50" calcext:value-type="string">
            <text:p>208; Não ao retrocesso, viva a democracia; 1.00; 1.5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 maldade esta no mundo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0</text:p>
          </table:table-cell>
          <table:table-cell table:formula="of:=COM.MICROSOFT.CONCAT([.A209]&amp;&quot;; &quot;&amp;[.B209]&amp;&quot;; &quot;&amp;[.C209]&amp;&quot;; &quot;&amp;[.D209])" office:value-type="string" office:string-value="209; A maldade esta no mundo; 0.00; 0.50" calcext:value-type="string">
            <text:p>209; A maldade esta no mundo; 0.00; 0.5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eração da auto estima inflamda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10]&amp;&quot;; &quot;&amp;[.B210]&amp;&quot;; &quot;&amp;[.C210]&amp;&quot;; &quot;&amp;[.D210])" office:value-type="string" office:string-value="210; Geração da auto estima inflamda; 0.50; 1.00" calcext:value-type="string">
            <text:p>210; Geração da auto estima inflamda; 0.50; 1.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orrompendo e sendo corrompido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11]&amp;&quot;; &quot;&amp;[.B211]&amp;&quot;; &quot;&amp;[.C211]&amp;&quot;; &quot;&amp;[.D211])" office:value-type="string" office:string-value="211; Corrompendo e sendo corrompidos; 1.00; 0.50" calcext:value-type="string">
            <text:p>211; Corrompendo e sendo corrompidos; 1.00; 0.5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andido bom é bandido preso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212]&amp;&quot;; &quot;&amp;[.B212]&amp;&quot;; &quot;&amp;[.C212]&amp;&quot;; &quot;&amp;[.D212])" office:value-type="string" office:string-value="212; Bandido bom é bandido preso; 1.50; 0.50" calcext:value-type="string">
            <text:p>212; Bandido bom é bandido preso; 1.50; 0.5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orrupção, um problema cultural</text:p>
          </table:table-cell>
          <table:table-cell table:number-columns-repeated="2" office:value-type="string" calcext:value-type="string">
            <text:p>1.50</text:p>
          </table:table-cell>
          <table:table-cell table:formula="of:=COM.MICROSOFT.CONCAT([.A213]&amp;&quot;; &quot;&amp;[.B213]&amp;&quot;; &quot;&amp;[.C213]&amp;&quot;; &quot;&amp;[.D213])" office:value-type="string" office:string-value="213; Corrupção, um problema cultural; 1.50; 1.50" calcext:value-type="string">
            <text:p>213; Corrupção, um problema cultural; 1.50; 1.5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iberdade! Liberdade! Abre as asas sobre nó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214]&amp;&quot;; &quot;&amp;[.B214]&amp;&quot;; &quot;&amp;[.C214]&amp;&quot;; &quot;&amp;[.D214])" office:value-type="string" office:string-value="214; Liberdade! Liberdade! Abre as asas sobre nós; 1.00; 1.50" calcext:value-type="string">
            <text:p>214; Liberdade! Liberdade! Abre as asas sobre nós; 1.00; 1.5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Viveremos de ilusões ou de verdades?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215]&amp;&quot;; &quot;&amp;[.B215]&amp;&quot;; &quot;&amp;[.C215]&amp;&quot;; &quot;&amp;[.D215])" office:value-type="string" office:string-value="215; Viveremos de ilusões ou de verdades?; 0.50; 0.50" calcext:value-type="string">
            <text:p>215; Viveremos de ilusões ou de verdades?; 0.50; 0.5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Educação Física obrigatória; Artes, não.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16]&amp;&quot;; &quot;&amp;[.B216]&amp;&quot;; &quot;&amp;[.C216]&amp;&quot;; &quot;&amp;[.D216])" office:value-type="string" office:string-value="216; Educação Física obrigatória; Artes, não.; 1.00; 1.00" calcext:value-type="string">
            <text:p>216; Educação Física obrigatória; Artes, não.; 1.00; 1.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Inovar é sempre prejudicial?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217]&amp;&quot;; &quot;&amp;[.B217]&amp;&quot;; &quot;&amp;[.C217]&amp;&quot;; &quot;&amp;[.D217])" office:value-type="string" office:string-value="217; Inovar é sempre prejudicial?; 0.50; 0.50" calcext:value-type="string">
            <text:p>217; Inovar é sempre prejudicial?; 0.50; 0.5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Intolerância contra a intolerância?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218]&amp;&quot;; &quot;&amp;[.B218]&amp;&quot;; &quot;&amp;[.C218]&amp;&quot;; &quot;&amp;[.D218])" office:value-type="string" office:string-value="218; Intolerância contra a intolerância?; 1.00; 1.50" calcext:value-type="string">
            <text:p>218; Intolerância contra a intolerância?; 1.00; 1.5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andido: problema cultural brasileir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19]&amp;&quot;; &quot;&amp;[.B219]&amp;&quot;; &quot;&amp;[.C219]&amp;&quot;; &quot;&amp;[.D219])" office:value-type="string" office:string-value="219; Bandido: problema cultural brasileiro; 1.00; 0.50" calcext:value-type="string">
            <text:p>219; Bandido: problema cultural brasileiro; 1.00; 0.5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ompanheiros (as) da comunidade escolar,</text:p>
          </table:table-cell>
          <table:table-cell table:number-columns-repeated="2" office:value-type="string" calcext:value-type="string">
            <text:p>1.50</text:p>
          </table:table-cell>
          <table:table-cell table:formula="of:=COM.MICROSOFT.CONCAT([.A220]&amp;&quot;; &quot;&amp;[.B220]&amp;&quot;; &quot;&amp;[.C220]&amp;&quot;; &quot;&amp;[.D220])" office:value-type="string" office:string-value="220; Companheiros (as) da comunidade escolar,; 1.50; 1.50" calcext:value-type="string">
            <text:p>220; Companheiros (as) da comunidade escolar,; 1.50; 1.5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rime ambiental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21]&amp;&quot;; &quot;&amp;[.B221]&amp;&quot;; &quot;&amp;[.C221]&amp;&quot;; &quot;&amp;[.D221])" office:value-type="string" office:string-value="221; Crime ambiental; 1.00; 0.50" calcext:value-type="string">
            <text:p>221; Crime ambiental; 1.00; 0.5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O egocentrismo progressiv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22]&amp;&quot;; &quot;&amp;[.B222]&amp;&quot;; &quot;&amp;[.C222]&amp;&quot;; &quot;&amp;[.D222])" office:value-type="string" office:string-value="222; O egocentrismo progressivo; 1.00; 0.50" calcext:value-type="string">
            <text:p>222; O egocentrismo progressivo; 1.00; 0.5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O que é a verdade? Depende do meu ponto de vista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23]&amp;&quot;; &quot;&amp;[.B223]&amp;&quot;; &quot;&amp;[.C223]&amp;&quot;; &quot;&amp;[.D223])" office:value-type="string" office:string-value="223; O que é a verdade? Depende do meu ponto de vista; 1.00; 1.00" calcext:value-type="string">
            <text:p>223; O que é a verdade? Depende do meu ponto de vista; 1.00; 1.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m busca do sucess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24]&amp;&quot;; &quot;&amp;[.B224]&amp;&quot;; &quot;&amp;[.C224]&amp;&quot;; &quot;&amp;[.D224])" office:value-type="string" office:string-value="224; Em busca do sucesso; 1.00; 1.00" calcext:value-type="string">
            <text:p>224; Em busca do sucesso; 1.00; 1.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É só um mosquit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25]&amp;&quot;; &quot;&amp;[.B225]&amp;&quot;; &quot;&amp;[.C225]&amp;&quot;; &quot;&amp;[.D225])" office:value-type="string" office:string-value="225; É só um mosquito; 1.00; 1.00" calcext:value-type="string">
            <text:p>225; É só um mosquito; 1.00; 1.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e obrigatório passa ser facultativo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26]&amp;&quot;; &quot;&amp;[.B226]&amp;&quot;; &quot;&amp;[.C226]&amp;&quot;; &quot;&amp;[.D226])" office:value-type="string" office:string-value="226; De obrigatório passa ser facultativo; 0.50; 1.00" calcext:value-type="string">
            <text:p>226; De obrigatório passa ser facultativo; 0.50; 1.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evido à globalização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227]&amp;&quot;; &quot;&amp;[.B227]&amp;&quot;; &quot;&amp;[.C227]&amp;&quot;; &quot;&amp;[.D227])" office:value-type="string" office:string-value="227; Devido à globalização; 1.50; 0.50" calcext:value-type="string">
            <text:p>227; Devido à globalização; 1.50; 0.5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overno sem virtud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0</text:p>
          </table:table-cell>
          <table:table-cell table:formula="of:=COM.MICROSOFT.CONCAT([.A228]&amp;&quot;; &quot;&amp;[.B228]&amp;&quot;; &quot;&amp;[.C228]&amp;&quot;; &quot;&amp;[.D228])" office:value-type="string" office:string-value="228; Governo sem virtude; 0.00; 1.50" calcext:value-type="string">
            <text:p>228; Governo sem virtude; 0.00; 1.5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Eu, juiz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229]&amp;&quot;; &quot;&amp;[.B229]&amp;&quot;; &quot;&amp;[.C229]&amp;&quot;; &quot;&amp;[.D229])" office:value-type="string" office:string-value="229; Eu, juiz; 0.50; 0.50" calcext:value-type="string">
            <text:p>229; Eu, juiz; 0.50; 0.5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aia justa, o novo look da president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230]&amp;&quot;; &quot;&amp;[.B230]&amp;&quot;; &quot;&amp;[.C230]&amp;&quot;; &quot;&amp;[.D230])" office:value-type="string" office:string-value="230; Saia justa, o novo look da presidente; 1.00; 1.50" calcext:value-type="string">
            <text:p>230; Saia justa, o novo look da presidente; 1.00; 1.5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”Osso duro de roer”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31]&amp;&quot;; &quot;&amp;[.B231]&amp;&quot;; &quot;&amp;[.C231]&amp;&quot;; &quot;&amp;[.D231])" office:value-type="string" office:string-value="231; ”Osso duro de roer”; 1.00; 0.50" calcext:value-type="string">
            <text:p>231; ”Osso duro de roer”; 1.00; 0.5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Qual é o papel do Estado?</text:p>
          </table:table-cell>
          <table:table-cell table:number-columns-repeated="2" office:value-type="string" calcext:value-type="string">
            <text:p>1.50</text:p>
          </table:table-cell>
          <table:table-cell table:formula="of:=COM.MICROSOFT.CONCAT([.A232]&amp;&quot;; &quot;&amp;[.B232]&amp;&quot;; &quot;&amp;[.C232]&amp;&quot;; &quot;&amp;[.D232])" office:value-type="string" office:string-value="232; Qual é o papel do Estado?; 1.50; 1.50" calcext:value-type="string">
            <text:p>232; Qual é o papel do Estado?; 1.50; 1.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ara os jovens?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233]&amp;&quot;; &quot;&amp;[.B233]&amp;&quot;; &quot;&amp;[.C233]&amp;&quot;; &quot;&amp;[.D233])" office:value-type="string" office:string-value="233; Para os jovens?; 1.00; 1.50" calcext:value-type="string">
            <text:p>233; Para os jovens?; 1.00; 1.5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ignificado de democracia: é governo do povo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34]&amp;&quot;; &quot;&amp;[.B234]&amp;&quot;; &quot;&amp;[.C234]&amp;&quot;; &quot;&amp;[.D234])" office:value-type="string" office:string-value="234; Significado de democracia: é governo do povo; 0.50; 1.00" calcext:value-type="string">
            <text:p>234; Significado de democracia: é governo do povo; 0.50; 1.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ondições favoráveis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35]&amp;&quot;; &quot;&amp;[.B235]&amp;&quot;; &quot;&amp;[.C235]&amp;&quot;; &quot;&amp;[.D235])" office:value-type="string" office:string-value="235; Condições favoráveis; 0.50; 1.00" calcext:value-type="string">
            <text:p>235; Condições favoráveis; 0.50; 1.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 ladrão que não perde ocasião nem razão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50</text:p>
          </table:table-cell>
          <table:table-cell table:formula="of:=COM.MICROSOFT.CONCAT([.A236]&amp;&quot;; &quot;&amp;[.B236]&amp;&quot;; &quot;&amp;[.C236]&amp;&quot;; &quot;&amp;[.D236])" office:value-type="string" office:string-value="236; O ladrão que não perde ocasião nem razão; 0.00; 0.50" calcext:value-type="string">
            <text:p>236; O ladrão que não perde ocasião nem razão; 0.00; 0.5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e somos todos corruptos?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237]&amp;&quot;; &quot;&amp;[.B237]&amp;&quot;; &quot;&amp;[.C237]&amp;&quot;; &quot;&amp;[.D237])" office:value-type="string" office:string-value="237; Se somos todos corruptos?; 1.50; 0.50" calcext:value-type="string">
            <text:p>237; Se somos todos corruptos?; 1.50; 0.5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 peste negra brasileira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238]&amp;&quot;; &quot;&amp;[.B238]&amp;&quot;; &quot;&amp;[.C238]&amp;&quot;; &quot;&amp;[.D238])" office:value-type="string" office:string-value="238; A peste negra brasileira; 0.50; 0.50" calcext:value-type="string">
            <text:p>238; A peste negra brasileira; 0.50; 0.5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 Direito e seu fato gerador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239]&amp;&quot;; &quot;&amp;[.B239]&amp;&quot;; &quot;&amp;[.C239]&amp;&quot;; &quot;&amp;[.D239])" office:value-type="string" office:string-value="239; O Direito e seu fato gerador; 1.50; 1.00" calcext:value-type="string">
            <text:p>239; O Direito e seu fato gerador; 1.50; 1.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roblema de gerações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40]&amp;&quot;; &quot;&amp;[.B240]&amp;&quot;; &quot;&amp;[.C240]&amp;&quot;; &quot;&amp;[.D240])" office:value-type="string" office:string-value="240; Problema de gerações; 0.50; 1.00" calcext:value-type="string">
            <text:p>240; Problema de gerações; 0.50; 1.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É impossível uma linha surgir sem que se tenha alguém para a desenhar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41]&amp;&quot;; &quot;&amp;[.B241]&amp;&quot;; &quot;&amp;[.C241]&amp;&quot;; &quot;&amp;[.D241])" office:value-type="string" office:string-value="241; É impossível uma linha surgir sem que se tenha alguém para a desenhar; 1.00; 1.00" calcext:value-type="string">
            <text:p>241; É impossível uma linha surgir sem que se tenha alguém para a desenhar; 1.00; 1.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scravizar: um ato desumano!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242]&amp;&quot;; &quot;&amp;[.B242]&amp;&quot;; &quot;&amp;[.C242]&amp;&quot;; &quot;&amp;[.D242])" office:value-type="string" office:string-value="242; Escravizar: um ato desumano!; 0.50; 0.50" calcext:value-type="string">
            <text:p>242; Escravizar: um ato desumano!; 0.50; 0.5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orça intelectual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50</text:p>
          </table:table-cell>
          <table:table-cell table:formula="of:=COM.MICROSOFT.CONCAT([.A243]&amp;&quot;; &quot;&amp;[.B243]&amp;&quot;; &quot;&amp;[.C243]&amp;&quot;; &quot;&amp;[.D243])" office:value-type="string" office:string-value="243; Força intelectual; 2.00; 0.50" calcext:value-type="string">
            <text:p>243; Força intelectual; 2.00; 0.5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imados no passado e infelizes no futuro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00</text:p>
          </table:table-cell>
          <table:table-cell table:formula="of:=COM.MICROSOFT.CONCAT([.A244]&amp;&quot;; &quot;&amp;[.B244]&amp;&quot;; &quot;&amp;[.C244]&amp;&quot;; &quot;&amp;[.D244])" office:value-type="string" office:string-value="244; Mimados no passado e infelizes no futuro; 1.50; 0.00" calcext:value-type="string">
            <text:p>244; Mimados no passado e infelizes no futuro; 1.50; 0.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 beleza e o capital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table:formula="of:=COM.MICROSOFT.CONCAT([.A245]&amp;&quot;; &quot;&amp;[.B245]&amp;&quot;; &quot;&amp;[.C245]&amp;&quot;; &quot;&amp;[.D245])" office:value-type="string" office:string-value="245; A beleza e o capital; 2.00; 1.50" calcext:value-type="string">
            <text:p>245; A beleza e o capital; 2.00; 1.5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Obrigação Social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2.00</text:p>
          </table:table-cell>
          <table:table-cell table:formula="of:=COM.MICROSOFT.CONCAT([.A246]&amp;&quot;; &quot;&amp;[.B246]&amp;&quot;; &quot;&amp;[.C246]&amp;&quot;; &quot;&amp;[.D246])" office:value-type="string" office:string-value="246; Obrigação Social; 0.50; 2.00" calcext:value-type="string">
            <text:p>246; Obrigação Social; 0.50; 2.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 culpa é do governo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47]&amp;&quot;; &quot;&amp;[.B247]&amp;&quot;; &quot;&amp;[.C247]&amp;&quot;; &quot;&amp;[.D247])" office:value-type="string" office:string-value="247; A culpa é do governo; 0.50; 1.00" calcext:value-type="string">
            <text:p>247; A culpa é do governo; 0.50; 1.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Mariana: será que foi negligência?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48]&amp;&quot;; &quot;&amp;[.B248]&amp;&quot;; &quot;&amp;[.C248]&amp;&quot;; &quot;&amp;[.D248])" office:value-type="string" office:string-value="248; Mariana: será que foi negligência?; 1.00; 0.50" calcext:value-type="string">
            <text:p>248; Mariana: será que foi negligência?; 1.00; 0.5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Uma nova revolução, um novo avanço!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49]&amp;&quot;; &quot;&amp;[.B249]&amp;&quot;; &quot;&amp;[.C249]&amp;&quot;; &quot;&amp;[.D249])" office:value-type="string" office:string-value="249; Uma nova revolução, um novo avanço!; 1.00; 1.00" calcext:value-type="string">
            <text:p>249; Uma nova revolução, um novo avanço!; 1.00; 1.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nternet: solução ou problema?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50]&amp;&quot;; &quot;&amp;[.B250]&amp;&quot;; &quot;&amp;[.C250]&amp;&quot;; &quot;&amp;[.D250])" office:value-type="string" office:string-value="250; Internet: solução ou problema?; 0.50; 1.00" calcext:value-type="string">
            <text:p>250; Internet: solução ou problema?; 0.50; 1.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ão seja mais um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00</text:p>
          </table:table-cell>
          <table:table-cell table:formula="of:=COM.MICROSOFT.CONCAT([.A251]&amp;&quot;; &quot;&amp;[.B251]&amp;&quot;; &quot;&amp;[.C251]&amp;&quot;; &quot;&amp;[.D251])" office:value-type="string" office:string-value="251; Não seja mais um; 0.50; 0.00" calcext:value-type="string">
            <text:p>251; Não seja mais um; 0.50; 0.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O Caminho Certo para uma Educação de Qualidad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table:formula="of:=COM.MICROSOFT.CONCAT([.A252]&amp;&quot;; &quot;&amp;[.B252]&amp;&quot;; &quot;&amp;[.C252]&amp;&quot;; &quot;&amp;[.D252])" office:value-type="string" office:string-value="252; O Caminho Certo para uma Educação de Qualidade; 2.00; 1.00" calcext:value-type="string">
            <text:p>252; O Caminho Certo para uma Educação de Qualidade; 2.00; 1.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(Sem título 080)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53]&amp;&quot;; &quot;&amp;[.B253]&amp;&quot;; &quot;&amp;[.C253]&amp;&quot;; &quot;&amp;[.D253])" office:value-type="string" office:string-value="253; (Sem título 080); 1.00; 0.50" calcext:value-type="string">
            <text:p>253; (Sem título 080); 1.00; 0.5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ariana: um desastre, muitos culpados.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table:formula="of:=COM.MICROSOFT.CONCAT([.A254]&amp;&quot;; &quot;&amp;[.B254]&amp;&quot;; &quot;&amp;[.C254]&amp;&quot;; &quot;&amp;[.D254])" office:value-type="string" office:string-value="254; Mariana: um desastre, muitos culpados.; 2.00; 0.00" calcext:value-type="string">
            <text:p>254; Mariana: um desastre, muitos culpados.; 2.00; 0.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ceitação ou não, eis a questã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55]&amp;&quot;; &quot;&amp;[.B255]&amp;&quot;; &quot;&amp;[.C255]&amp;&quot;; &quot;&amp;[.D255])" office:value-type="string" office:string-value="255; Aceitação ou não, eis a questão; 1.00; 1.00" calcext:value-type="string">
            <text:p>255; Aceitação ou não, eis a questão; 1.00; 1.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(Sem título 091)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56]&amp;&quot;; &quot;&amp;[.B256]&amp;&quot;; &quot;&amp;[.C256]&amp;&quot;; &quot;&amp;[.D256])" office:value-type="string" office:string-value="256; (Sem título 091); 1.00; 0.50" calcext:value-type="string">
            <text:p>256; (Sem título 091); 1.00; 0.5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(Sem título 081)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57]&amp;&quot;; &quot;&amp;[.B257]&amp;&quot;; &quot;&amp;[.C257]&amp;&quot;; &quot;&amp;[.D257])" office:value-type="string" office:string-value="257; (Sem título 081); 0.50; 1.00" calcext:value-type="string">
            <text:p>257; (Sem título 081); 0.50; 1.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O grande medo das mulheres no século XXI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table:formula="of:=COM.MICROSOFT.CONCAT([.A258]&amp;&quot;; &quot;&amp;[.B258]&amp;&quot;; &quot;&amp;[.C258]&amp;&quot;; &quot;&amp;[.D258])" office:value-type="string" office:string-value="258; O grande medo das mulheres no século XXI; 1.00; 0.00" calcext:value-type="string">
            <text:p>258; O grande medo das mulheres no século XXI; 1.00; 0.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O grande mal da escravidão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00</text:p>
          </table:table-cell>
          <table:table-cell table:formula="of:=COM.MICROSOFT.CONCAT([.A259]&amp;&quot;; &quot;&amp;[.B259]&amp;&quot;; &quot;&amp;[.C259]&amp;&quot;; &quot;&amp;[.D259])" office:value-type="string" office:string-value="259; O grande mal da escravidão; 1.50; 0.00" calcext:value-type="string">
            <text:p>259; O grande mal da escravidão; 1.50; 0.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iminuindo a criminalidade de forma eficaz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260]&amp;&quot;; &quot;&amp;[.B260]&amp;&quot;; &quot;&amp;[.C260]&amp;&quot;; &quot;&amp;[.D260])" office:value-type="string" office:string-value="260; Diminuindo a criminalidade de forma eficaz; 0.50; 0.50" calcext:value-type="string">
            <text:p>260; Diminuindo a criminalidade de forma eficaz; 0.50; 0.5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Ideologia Sobranceir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formula="of:=COM.MICROSOFT.CONCAT([.A261]&amp;&quot;; &quot;&amp;[.B261]&amp;&quot;; &quot;&amp;[.C261]&amp;&quot;; &quot;&amp;[.D261])" office:value-type="string" office:string-value="261; Ideologia Sobranceira; 0.00; 1.00" calcext:value-type="string">
            <text:p>261; Ideologia Sobranceira; 0.00; 1.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 diferença entre a boa ação e a autopromoçã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62]&amp;&quot;; &quot;&amp;[.B262]&amp;&quot;; &quot;&amp;[.C262]&amp;&quot;; &quot;&amp;[.D262])" office:value-type="string" office:string-value="262; A diferença entre a boa ação e a autopromoção; 1.00; 1.00" calcext:value-type="string">
            <text:p>262; A diferença entre a boa ação e a autopromoção; 1.00; 1.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Impeachment não é solução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263]&amp;&quot;; &quot;&amp;[.B263]&amp;&quot;; &quot;&amp;[.C263]&amp;&quot;; &quot;&amp;[.D263])" office:value-type="string" office:string-value="263; Impeachment não é solução; 1.50; 1.00" calcext:value-type="string">
            <text:p>263; Impeachment não é solução; 1.50; 1.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ntre a liberdade e a escravidão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264]&amp;&quot;; &quot;&amp;[.B264]&amp;&quot;; &quot;&amp;[.C264]&amp;&quot;; &quot;&amp;[.D264])" office:value-type="string" office:string-value="264; Entre a liberdade e a escravidão; 1.50; 1.00" calcext:value-type="string">
            <text:p>264; Entre a liberdade e a escravidão; 1.50; 1.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(Sem título 092)</text:p>
          </table:table-cell>
          <table:table-cell table:number-columns-repeated="2" office:value-type="string" calcext:value-type="string">
            <text:p>1.50</text:p>
          </table:table-cell>
          <table:table-cell table:formula="of:=COM.MICROSOFT.CONCAT([.A265]&amp;&quot;; &quot;&amp;[.B265]&amp;&quot;; &quot;&amp;[.C265]&amp;&quot;; &quot;&amp;[.D265])" office:value-type="string" office:string-value="265; (Sem título 092); 1.50; 1.50" calcext:value-type="string">
            <text:p>265; (Sem título 092); 1.50; 1.5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ridade ou um Governo Justo?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66]&amp;&quot;; &quot;&amp;[.B266]&amp;&quot;; &quot;&amp;[.C266]&amp;&quot;; &quot;&amp;[.D266])" office:value-type="string" office:string-value="266; Caridade ou um Governo Justo?; 0.50; 1.00" calcext:value-type="string">
            <text:p>266; Caridade ou um Governo Justo?; 0.50; 1.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Os limites da informação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00</text:p>
          </table:table-cell>
          <table:table-cell table:formula="of:=COM.MICROSOFT.CONCAT([.A267]&amp;&quot;; &quot;&amp;[.B267]&amp;&quot;; &quot;&amp;[.C267]&amp;&quot;; &quot;&amp;[.D267])" office:value-type="string" office:string-value="267; Os limites da informação; 0.50; 1.00" calcext:value-type="string">
            <text:p>267; Os limites da informação; 0.50; 1.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mpeachment nela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.50</text:p>
          </table:table-cell>
          <table:table-cell table:formula="of:=COM.MICROSOFT.CONCAT([.A268]&amp;&quot;; &quot;&amp;[.B268]&amp;&quot;; &quot;&amp;[.C268]&amp;&quot;; &quot;&amp;[.D268])" office:value-type="string" office:string-value="268; Impeachment nela; 0.50; 1.50" calcext:value-type="string">
            <text:p>268; Impeachment nela; 0.50; 1.5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 verdade por trás das cirurgias plásticas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69]&amp;&quot;; &quot;&amp;[.B269]&amp;&quot;; &quot;&amp;[.C269]&amp;&quot;; &quot;&amp;[.D269])" office:value-type="string" office:string-value="269; A verdade por trás das cirurgias plásticas; 1.00; 1.00" calcext:value-type="string">
            <text:p>269; A verdade por trás das cirurgias plásticas; 1.00; 1.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andido bom é bandido recuperad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70]&amp;&quot;; &quot;&amp;[.B270]&amp;&quot;; &quot;&amp;[.C270]&amp;&quot;; &quot;&amp;[.D270])" office:value-type="string" office:string-value="270; Bandido bom é bandido recuperado; 1.00; 1.00" calcext:value-type="string">
            <text:p>270; Bandido bom é bandido recuperado; 1.00; 1.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udar, corrigir e aprender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2.00</text:p>
          </table:table-cell>
          <table:table-cell table:formula="of:=COM.MICROSOFT.CONCAT([.A271]&amp;&quot;; &quot;&amp;[.B271]&amp;&quot;; &quot;&amp;[.C271]&amp;&quot;; &quot;&amp;[.D271])" office:value-type="string" office:string-value="271; Mudar, corrigir e aprender; 0.50; 2.00" calcext:value-type="string">
            <text:p>271; Mudar, corrigir e aprender; 0.50; 2.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 moral e a ética de uma sociedade respondendo...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72]&amp;&quot;; &quot;&amp;[.B272]&amp;&quot;; &quot;&amp;[.C272]&amp;&quot;; &quot;&amp;[.D272])" office:value-type="string" office:string-value="272; A moral e a ética de uma sociedade respondendo...; 1.00; 0.50" calcext:value-type="string">
            <text:p>272; A moral e a ética de uma sociedade respondendo...; 1.00; 0.5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 Tela Ini(miga)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273]&amp;&quot;; &quot;&amp;[.B273]&amp;&quot;; &quot;&amp;[.C273]&amp;&quot;; &quot;&amp;[.D273])" office:value-type="string" office:string-value="273; A Tela Ini(miga); 1.50; 0.50" calcext:value-type="string">
            <text:p>273; A Tela Ini(miga); 1.50; 0.5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Importância da filantropia para as classes sociais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274]&amp;&quot;; &quot;&amp;[.B274]&amp;&quot;; &quot;&amp;[.C274]&amp;&quot;; &quot;&amp;[.D274])" office:value-type="string" office:string-value="274; Importância da filantropia para as classes sociais; 0.50; 0.50" calcext:value-type="string">
            <text:p>274; Importância da filantropia para as classes sociais; 0.50; 0.5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ão à homofobia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50</text:p>
          </table:table-cell>
          <table:table-cell table:formula="of:=COM.MICROSOFT.CONCAT([.A275]&amp;&quot;; &quot;&amp;[.B275]&amp;&quot;; &quot;&amp;[.C275]&amp;&quot;; &quot;&amp;[.D275])" office:value-type="string" office:string-value="275; Não à homofobia; 2.00; 0.50" calcext:value-type="string">
            <text:p>275; Não à homofobia; 2.00; 0.5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amília: célula-mã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276]&amp;&quot;; &quot;&amp;[.B276]&amp;&quot;; &quot;&amp;[.C276]&amp;&quot;; &quot;&amp;[.D276])" office:value-type="string" office:string-value="276; Família: célula-mãe; 1.00; 1.50" calcext:value-type="string">
            <text:p>276; Família: célula-mãe; 1.00; 1.5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m busca do corpo ideal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277]&amp;&quot;; &quot;&amp;[.B277]&amp;&quot;; &quot;&amp;[.C277]&amp;&quot;; &quot;&amp;[.D277])" office:value-type="string" office:string-value="277; Em busca do corpo ideal; 1.00; 1.50" calcext:value-type="string">
            <text:p>277; Em busca do corpo ideal; 1.00; 1.5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ilma vs. Impeachment</text:p>
          </table:table-cell>
          <table:table-cell table:number-columns-repeated="2" office:value-type="string" calcext:value-type="string">
            <text:p>0.50</text:p>
          </table:table-cell>
          <table:table-cell table:formula="of:=COM.MICROSOFT.CONCAT([.A278]&amp;&quot;; &quot;&amp;[.B278]&amp;&quot;; &quot;&amp;[.C278]&amp;&quot;; &quot;&amp;[.D278])" office:value-type="string" office:string-value="278; Dilma vs. Impeachment; 0.50; 0.50" calcext:value-type="string">
            <text:p>278; Dilma vs. Impeachment; 0.50; 0.5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O professor doutrina?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79]&amp;&quot;; &quot;&amp;[.B279]&amp;&quot;; &quot;&amp;[.C279]&amp;&quot;; &quot;&amp;[.D279])" office:value-type="string" office:string-value="279; O professor doutrina?; 1.00; 0.50" calcext:value-type="string">
            <text:p>279; O professor doutrina?; 1.00; 0.5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Justiça e o Estado Democrático de Direit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table:formula="of:=COM.MICROSOFT.CONCAT([.A280]&amp;&quot;; &quot;&amp;[.B280]&amp;&quot;; &quot;&amp;[.C280]&amp;&quot;; &quot;&amp;[.D280])" office:value-type="string" office:string-value="280; Justiça e o Estado Democrático de Direito; 2.00; 1.50" calcext:value-type="string">
            <text:p>280; Justiça e o Estado Democrático de Direito; 2.00; 1.5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Educação + Esforço = Sucesso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281]&amp;&quot;; &quot;&amp;[.B281]&amp;&quot;; &quot;&amp;[.C281]&amp;&quot;; &quot;&amp;[.D281])" office:value-type="string" office:string-value="281; Educação + Esforço = Sucesso; 1.50; 1.00" calcext:value-type="string">
            <text:p>281; Educação + Esforço = Sucesso; 1.50; 1.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rabalho terceirizado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82]&amp;&quot;; &quot;&amp;[.B282]&amp;&quot;; &quot;&amp;[.C282]&amp;&quot;; &quot;&amp;[.D282])" office:value-type="string" office:string-value="282; Trabalho terceirizado; 1.00; 0.50" calcext:value-type="string">
            <text:p>282; Trabalho terceirizado; 1.00; 0.5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Extremos prejudiciai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</text:p>
          </table:table-cell>
          <table:table-cell table:formula="of:=COM.MICROSOFT.CONCAT([.A283]&amp;&quot;; &quot;&amp;[.B283]&amp;&quot;; &quot;&amp;[.C283]&amp;&quot;; &quot;&amp;[.D283])" office:value-type="string" office:string-value="283; Extremos prejudiciais; 1.00; 0.00" calcext:value-type="string">
            <text:p>283; Extremos prejudiciais; 1.00; 0.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onestidade por trás de reivindicações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84]&amp;&quot;; &quot;&amp;[.B284]&amp;&quot;; &quot;&amp;[.C284]&amp;&quot;; &quot;&amp;[.D284])" office:value-type="string" office:string-value="284; Honestidade por trás de reivindicações; 1.00; 1.00" calcext:value-type="string">
            <text:p>284; Honestidade por trás de reivindicações; 1.00; 1.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ilantropia: um ato de caridade aos necessitado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85]&amp;&quot;; &quot;&amp;[.B285]&amp;&quot;; &quot;&amp;[.C285]&amp;&quot;; &quot;&amp;[.D285])" office:value-type="string" office:string-value="285; Filantropia: um ato de caridade aos necessitados; 1.00; 0.50" calcext:value-type="string">
            <text:p>285; Filantropia: um ato de caridade aos necessitados; 1.00; 0.5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isciplina, ordem e autoridade favorecem a educação?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86]&amp;&quot;; &quot;&amp;[.B286]&amp;&quot;; &quot;&amp;[.C286]&amp;&quot;; &quot;&amp;[.D286])" office:value-type="string" office:string-value="286; Disciplina, ordem e autoridade favorecem a educação?; 1.00; 0.50" calcext:value-type="string">
            <text:p>286; Disciplina, ordem e autoridade favorecem a educação?; 1.00; 0.5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ilantropia é apenas doar dinheiro?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287]&amp;&quot;; &quot;&amp;[.B287]&amp;&quot;; &quot;&amp;[.C287]&amp;&quot;; &quot;&amp;[.D287])" office:value-type="string" office:string-value="287; Filantropia é apenas doar dinheiro?; 1.50; 1.00" calcext:value-type="string">
            <text:p>287; Filantropia é apenas doar dinheiro?; 1.50; 1.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orpo perfeito: sonho ou psicose ?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table:formula="of:=COM.MICROSOFT.CONCAT([.A288]&amp;&quot;; &quot;&amp;[.B288]&amp;&quot;; &quot;&amp;[.C288]&amp;&quot;; &quot;&amp;[.D288])" office:value-type="string" office:string-value="288; Corpo perfeito: sonho ou psicose ?; 1.50; 1.00" calcext:value-type="string">
            <text:p>288; Corpo perfeito: sonho ou psicose ?; 1.50; 1.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ilantropia:um exemplo a ser seguido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0.50</text:p>
          </table:table-cell>
          <table:table-cell table:formula="of:=COM.MICROSOFT.CONCAT([.A289]&amp;&quot;; &quot;&amp;[.B289]&amp;&quot;; &quot;&amp;[.C289]&amp;&quot;; &quot;&amp;[.D289])" office:value-type="string" office:string-value="289; Filantropia:um exemplo a ser seguido; 1.50; 0.50" calcext:value-type="string">
            <text:p>289; Filantropia:um exemplo a ser seguido; 1.50; 0.5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ontra corrupção?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table:formula="of:=COM.MICROSOFT.CONCAT([.A290]&amp;&quot;; &quot;&amp;[.B290]&amp;&quot;; &quot;&amp;[.C290]&amp;&quot;; &quot;&amp;[.D290])" office:value-type="string" office:string-value="290; Contra corrupção?; 2.00; 0.00" calcext:value-type="string">
            <text:p>290; Contra corrupção?; 2.00; 0.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stupro: monstruosidade devastadora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91]&amp;&quot;; &quot;&amp;[.B291]&amp;&quot;; &quot;&amp;[.C291]&amp;&quot;; &quot;&amp;[.D291])" office:value-type="string" office:string-value="291; Estupro: monstruosidade devastadora; 1.00; 1.00" calcext:value-type="string">
            <text:p>291; Estupro: monstruosidade devastadora; 1.00; 1.0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erceirização e Precarização</text:p>
          </table:table-cell>
          <table:table-cell table:number-columns-repeated="2" office:value-type="string" calcext:value-type="string">
            <text:p>1.50</text:p>
          </table:table-cell>
          <table:table-cell table:formula="of:=COM.MICROSOFT.CONCAT([.A292]&amp;&quot;; &quot;&amp;[.B292]&amp;&quot;; &quot;&amp;[.C292]&amp;&quot;; &quot;&amp;[.D292])" office:value-type="string" office:string-value="292; Terceirização e Precarização; 1.50; 1.50" calcext:value-type="string">
            <text:p>292; Terceirização e Precarização; 1.50; 1.5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sde o tempo de Sócrat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0</text:p>
          </table:table-cell>
          <table:table-cell table:formula="of:=COM.MICROSOFT.CONCAT([.A293]&amp;&quot;; &quot;&amp;[.B293]&amp;&quot;; &quot;&amp;[.C293]&amp;&quot;; &quot;&amp;[.D293])" office:value-type="string" office:string-value="293; Desde o tempo de Sócrates; 0.00; 1.50" calcext:value-type="string">
            <text:p>293; Desde o tempo de Sócrates; 0.00; 1.5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egligência ou descaso?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294]&amp;&quot;; &quot;&amp;[.B294]&amp;&quot;; &quot;&amp;[.C294]&amp;&quot;; &quot;&amp;[.D294])" office:value-type="string" office:string-value="294; Negligência ou descaso?; 1.00; 1.00" calcext:value-type="string">
            <text:p>294; Negligência ou descaso?; 1.00; 1.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Avanço tecnológico ou crise mundial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295]&amp;&quot;; &quot;&amp;[.B295]&amp;&quot;; &quot;&amp;[.C295]&amp;&quot;; &quot;&amp;[.D295])" office:value-type="string" office:string-value="295; Avanço tecnológico ou crise mundial; 1.00; 0.50" calcext:value-type="string">
            <text:p>295; Avanço tecnológico ou crise mundial; 1.00; 0.5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orpolatria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0.00</text:p>
          </table:table-cell>
          <table:table-cell table:formula="of:=COM.MICROSOFT.CONCAT([.A296]&amp;&quot;; &quot;&amp;[.B296]&amp;&quot;; &quot;&amp;[.C296]&amp;&quot;; &quot;&amp;[.D296])" office:value-type="string" office:string-value="296; Corpolatria; 2.00; 0.00" calcext:value-type="string">
            <text:p>296; Corpolatria; 2.00; 0.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imites entre Direitos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.50</text:p>
          </table:table-cell>
          <table:table-cell table:formula="of:=COM.MICROSOFT.CONCAT([.A297]&amp;&quot;; &quot;&amp;[.B297]&amp;&quot;; &quot;&amp;[.C297]&amp;&quot;; &quot;&amp;[.D297])" office:value-type="string" office:string-value="297; Limites entre Direitos; 1.00; 1.50" calcext:value-type="string">
            <text:p>297; Limites entre Direitos; 1.00; 1.5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lítica X Ciência: Perigo ou Salvação?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00</text:p>
          </table:table-cell>
          <table:table-cell table:formula="of:=COM.MICROSOFT.CONCAT([.A298]&amp;&quot;; &quot;&amp;[.B298]&amp;&quot;; &quot;&amp;[.C298]&amp;&quot;; &quot;&amp;[.D298])" office:value-type="string" office:string-value="298; Política X Ciência: Perigo ou Salvação?; 0.50; 0.00" calcext:value-type="string">
            <text:p>298; Política X Ciência: Perigo ou Salvação?; 0.50; 0.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 descriminação nas escola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.00</text:p>
          </table:table-cell>
          <table:table-cell table:formula="of:=COM.MICROSOFT.CONCAT([.A299]&amp;&quot;; &quot;&amp;[.B299]&amp;&quot;; &quot;&amp;[.C299]&amp;&quot;; &quot;&amp;[.D299])" office:value-type="string" office:string-value="299; A descriminação nas escolas; 0.00; 2.00" calcext:value-type="string">
            <text:p>299; A descriminação nas escolas; 0.00; 2.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Viver e a arte de conviver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50</text:p>
          </table:table-cell>
          <table:table-cell table:formula="of:=COM.MICROSOFT.CONCAT([.A300]&amp;&quot;; &quot;&amp;[.B300]&amp;&quot;; &quot;&amp;[.C300]&amp;&quot;; &quot;&amp;[.D300])" office:value-type="string" office:string-value="300; Viver e a arte de conviver; 0.00; 1.50" calcext:value-type="string">
            <text:p>300; Viver e a arte de conviver; 0.00; 1.5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O pode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50</text:p>
          </table:table-cell>
          <table:table-cell table:formula="of:=COM.MICROSOFT.CONCAT([.A301]&amp;&quot;; &quot;&amp;[.B301]&amp;&quot;; &quot;&amp;[.C301]&amp;&quot;; &quot;&amp;[.D301])" office:value-type="string" office:string-value="301; O poder; 1.00; 0.50" calcext:value-type="string">
            <text:p>301; O poder; 1.00; 0.5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eração dos Narciso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.00</text:p>
          </table:table-cell>
          <table:table-cell table:formula="of:=COM.MICROSOFT.CONCAT([.A302]&amp;&quot;; &quot;&amp;[.B302]&amp;&quot;; &quot;&amp;[.C302]&amp;&quot;; &quot;&amp;[.D302])" office:value-type="string" office:string-value="302; Geração dos Narcisos; 0.00; 1.00" calcext:value-type="string">
            <text:p>302; Geração dos Narcisos; 0.00; 1.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Violência não se resolve com violência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303]&amp;&quot;; &quot;&amp;[.B303]&amp;&quot;; &quot;&amp;[.C303]&amp;&quot;; &quot;&amp;[.D303])" office:value-type="string" office:string-value="303; Violência não se resolve com violência; 1.00; 1.00" calcext:value-type="string">
            <text:p>303; Violência não se resolve com violência; 1.00; 1.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onflito entre liberdade de expressão e intimidade: bom senso é necessário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304]&amp;&quot;; &quot;&amp;[.B304]&amp;&quot;; &quot;&amp;[.C304]&amp;&quot;; &quot;&amp;[.D304])" office:value-type="string" office:string-value="304; Conflito entre liberdade de expressão e intimidade: bom senso é necessário; 1.00; 1.00" calcext:value-type="string">
            <text:p>304; Conflito entre liberdade de expressão e intimidade: bom senso é necessário; 1.00; 1.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Não existem esquerda e direita na política moderna</text:p>
          </table:table-cell>
          <table:table-cell table:number-columns-repeated="2" office:value-type="string" calcext:value-type="string">
            <text:p>1.00</text:p>
          </table:table-cell>
          <table:table-cell table:formula="of:=COM.MICROSOFT.CONCAT([.A305]&amp;&quot;; &quot;&amp;[.B305]&amp;&quot;; &quot;&amp;[.C305]&amp;&quot;; &quot;&amp;[.D305])" office:value-type="string" office:string-value="305; Não existem esquerda e direita na política moderna; 1.00; 1.00" calcext:value-type="string">
            <text:p>305; Não existem esquerda e direita na política moderna; 1.00; 1.00</text:p>
          </table:table-cell>
        </table:table-row>
        <table:table-row table:style-name="ro1" table:number-rows-repeated="10482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Sheet2.B1:Sheet2.D3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4:18:06.948922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4:36:43.103539811</meta:creation-date>
    <dc:date>2017-06-15T16:49:38.452172413</dc:date>
    <meta:editing-duration>PT51M2S</meta:editing-duration>
    <meta:editing-cycles>9</meta:editing-cycles>
    <meta:generator>LibreOffice/5.3.1.2$Linux_X86_64 LibreOffice_project/30m0$Build-2</meta:generator>
    <meta:document-statistic meta:table-count="2" meta:cell-count="2440" meta:object-count="0"/>
  </office:meta>
</office:document-meta>
</file>